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D" style:family="table-column">
      <style:table-column-properties style:column-width="1.5993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Standard">
      <style:paragraph-properties fo:orphans="0" fo:widows="0"/>
    </style:style>
    <style:style style:name="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3" style:family="paragraph" style:parent-style-name="Standard">
      <style:paragraph-properties fo:margin-left="0in" fo:margin-right="0.25in" fo:orphans="0" fo:widows="0" fo:text-indent="0in" style:auto-text-indent="false"/>
    </style:style>
    <style:style style:name="P4" style:family="paragraph" style:parent-style-name="Tabletext">
      <style:paragraph-properties fo:margin-top="0in" fo:margin-bottom="0.0835in" style:contextual-spacing="false" fo:orphans="0" fo:widows="0"/>
    </style:style>
    <style:style style:name="P5" style:family="paragraph" style:parent-style-name="Standard">
      <style:paragraph-properties fo:orphans="0" fo:widows="0"/>
      <style:text-properties officeooo:rsid="001b85ac" officeooo:paragraph-rsid="001b85ac"/>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end" style:justify-single-word="false" fo:orphans="0" fo:widows="0"/>
    </style:style>
    <style:style style:name="P8" style:family="paragraph" style:parent-style-name="Standard">
      <style:paragraph-properties fo:text-align="end" style:justify-single-word="false"/>
    </style:style>
    <style:style style:name="P9" style:family="paragraph" style:parent-style-name="Title">
      <style:paragraph-properties fo:text-align="end" style:justify-single-word="false"/>
    </style:style>
    <style:style style:name="P10" style:family="paragraph" style:parent-style-name="Main_20_Title">
      <style:paragraph-properties fo:text-align="start" style:justify-single-word="false" fo:break-before="page"/>
    </style:style>
    <style:style style:name="P11" style:family="paragraph" style:parent-style-name="Body_20_Text1">
      <style:paragraph-properties fo:margin-top="0in" fo:margin-bottom="0in" style:contextual-spacing="false"/>
      <style:text-properties fo:language="en" fo:country="US"/>
    </style:style>
    <style:style style:name="P12"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13" style:family="paragraph" style:parent-style-name="Body_20_Text1">
      <style:paragraph-properties fo:margin-top="0in" fo:margin-bottom="0in" style:contextual-spacing="false" style:line-height-at-least="0.1665in" fo:break-before="page"/>
      <style:text-properties fo:language="en" fo:country="US" fo:font-weight="bold" style:font-weight-asian="bold" style:font-weight-complex="bold"/>
    </style:style>
    <style:style style:name="P14" style:family="paragraph" style:parent-style-name="Body_20_Text1">
      <style:paragraph-properties fo:margin-top="0in" fo:margin-bottom="0in" style:contextual-spacing="false" style:line-height-at-least="0.1665in"/>
    </style:style>
    <style:style style:name="P15"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16" style:family="paragraph" style:parent-style-name="Standard">
      <style:text-properties fo:font-weight="bold" officeooo:paragraph-rsid="00dbdc33"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25"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26"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27"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28"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Standard">
      <style:text-properties fo:font-weight="normal" officeooo:rsid="00816325" officeooo:paragraph-rsid="008469fb" style:font-weight-asian="normal" style:font-weight-complex="normal"/>
    </style:style>
    <style:style style:name="P32" style:family="paragraph" style:parent-style-name="Standard">
      <style:text-properties fo:font-weight="normal" officeooo:rsid="00816325" officeooo:paragraph-rsid="00e1fa51" style:font-weight-asian="normal" style:font-weight-complex="normal"/>
    </style:style>
    <style:style style:name="P33" style:family="paragraph" style:parent-style-name="Standard">
      <style:text-properties fo:font-weight="normal" officeooo:rsid="00e4282a" officeooo:paragraph-rsid="00e4282a" style:font-weight-asian="normal" style:font-weight-complex="normal"/>
    </style:style>
    <style:style style:name="P34" style:family="paragraph" style:parent-style-name="Standard">
      <style:text-properties fo:font-weight="normal" officeooo:rsid="010606a6" officeooo:paragraph-rsid="010606a6" style:font-weight-asian="normal" style:font-weight-complex="normal"/>
    </style:style>
    <style:style style:name="P35" style:family="paragraph" style:parent-style-name="Standard">
      <style:text-properties fo:font-weight="normal" officeooo:rsid="010d4cdb" officeooo:paragraph-rsid="010d4cdb" style:font-weight-asian="normal"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38"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39"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40" style:family="paragraph" style:parent-style-name="Standard">
      <style:text-properties fo:font-weight="normal" officeooo:rsid="01040fc1" officeooo:paragraph-rsid="01040fc1" style:font-weight-asian="normal" style:font-weight-complex="normal"/>
    </style:style>
    <style:style style:name="P41" style:family="paragraph" style:parent-style-name="Standard">
      <style:text-properties fo:font-weight="normal" officeooo:rsid="0119a6bb" officeooo:paragraph-rsid="0119a6bb" style:font-weight-asian="normal" style:font-weight-complex="normal"/>
    </style:style>
    <style:style style:name="P42" style:family="paragraph" style:parent-style-name="Standard">
      <style:text-properties fo:font-weight="normal" officeooo:rsid="011fc151" officeooo:paragraph-rsid="011fc151" style:font-weight-asian="normal" style:font-weight-complex="normal"/>
    </style:style>
    <style:style style:name="P43" style:family="paragraph" style:parent-style-name="Standard">
      <style:text-properties fo:font-weight="normal" officeooo:rsid="01218fda" officeooo:paragraph-rsid="01218fda" style:font-weight-asian="normal" style:font-weight-complex="normal"/>
    </style:style>
    <style:style style:name="P44" style:family="paragraph" style:parent-style-name="Standard">
      <style:text-properties fo:font-weight="normal" officeooo:rsid="01218fda" officeooo:paragraph-rsid="01256213" style:font-weight-asian="normal" style:font-weight-complex="normal"/>
    </style:style>
    <style:style style:name="P45" style:family="paragraph" style:parent-style-name="Text_20_body">
      <style:paragraph-properties fo:margin-left="0in" fo:margin-right="0in" fo:margin-top="0in" fo:margin-bottom="0in" style:contextual-spacing="false" fo:text-indent="0in" style:auto-text-indent="false"/>
      <style:text-properties fo:font-weight="normal" officeooo:rsid="009ea559" officeooo:paragraph-rsid="009ea559" style:font-weight-asian="normal" style:font-weight-complex="normal"/>
    </style:style>
    <style:style style:name="P46" style:family="paragraph" style:parent-style-name="Standard">
      <style:text-properties officeooo:paragraph-rsid="00d19cd2"/>
    </style:style>
    <style:style style:name="P47" style:family="paragraph" style:parent-style-name="Standard">
      <style:text-properties fo:font-style="italic" officeooo:paragraph-rsid="00d19cd2" style:font-style-asian="italic" style:font-style-complex="italic"/>
    </style:style>
    <style:style style:name="P48" style:family="paragraph" style:parent-style-name="Standard">
      <style:text-properties fo:font-style="italic" officeooo:paragraph-rsid="00d43933" style:font-style-asian="italic" style:font-style-complex="italic"/>
    </style:style>
    <style:style style:name="P49" style:family="paragraph" style:parent-style-name="Standard">
      <style:text-properties fo:font-style="italic" officeooo:paragraph-rsid="00d585e0" style:font-style-asian="italic" style:font-style-complex="italic"/>
    </style:style>
    <style:style style:name="P50" style:family="paragraph" style:parent-style-name="Standard">
      <style:text-properties fo:font-style="italic" officeooo:paragraph-rsid="00d8e4de" style:font-style-asian="italic" style:font-style-complex="italic"/>
    </style:style>
    <style:style style:name="P51" style:family="paragraph" style:parent-style-name="Standard">
      <style:text-properties fo:font-style="italic" officeooo:paragraph-rsid="00da5e7f" style:font-style-asian="italic" style:font-style-complex="italic"/>
    </style:style>
    <style:style style:name="P52" style:family="paragraph" style:parent-style-name="Standard">
      <style:text-properties fo:font-style="italic" officeooo:rsid="00f1a127" officeooo:paragraph-rsid="00f1a127" style:font-style-asian="italic" style:font-style-complex="italic"/>
    </style:style>
    <style:style style:name="P53"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54"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55"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56" style:family="paragraph" style:parent-style-name="Standard">
      <style:text-properties fo:font-style="italic" officeooo:paragraph-rsid="011e3393" style:font-style-asian="italic" style:font-style-complex="italic"/>
    </style:style>
    <style:style style:name="P57"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58"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59" style:family="paragraph" style:parent-style-name="Standard">
      <style:text-properties officeooo:paragraph-rsid="00d43933"/>
    </style:style>
    <style:style style:name="P60" style:family="paragraph" style:parent-style-name="Standard">
      <style:text-properties officeooo:paragraph-rsid="00d585e0"/>
    </style:style>
    <style:style style:name="P61" style:family="paragraph" style:parent-style-name="Standard">
      <style:text-properties officeooo:paragraph-rsid="00d8e4de"/>
    </style:style>
    <style:style style:name="P62" style:family="paragraph" style:parent-style-name="Standard">
      <style:text-properties officeooo:paragraph-rsid="00d82577"/>
    </style:style>
    <style:style style:name="P63" style:family="paragraph" style:parent-style-name="Standard">
      <style:text-properties officeooo:paragraph-rsid="00da5e7f"/>
    </style:style>
    <style:style style:name="P64" style:family="paragraph" style:parent-style-name="Standard">
      <style:text-properties officeooo:rsid="00f800dc" officeooo:paragraph-rsid="00f800dc"/>
    </style:style>
    <style:style style:name="P65" style:family="paragraph" style:parent-style-name="Standard">
      <style:text-properties officeooo:rsid="00faa427" officeooo:paragraph-rsid="00faa427"/>
    </style:style>
    <style:style style:name="P66" style:family="paragraph" style:parent-style-name="Standard">
      <style:text-properties officeooo:rsid="00febab2" officeooo:paragraph-rsid="00febab2"/>
    </style:style>
    <style:style style:name="P67" style:family="paragraph" style:parent-style-name="Standard">
      <style:text-properties officeooo:rsid="0102da30" officeooo:paragraph-rsid="0102da30"/>
    </style:style>
    <style:style style:name="P68" style:family="paragraph" style:parent-style-name="Standard">
      <style:text-properties officeooo:rsid="01040fc1" officeooo:paragraph-rsid="01040fc1"/>
    </style:style>
    <style:style style:name="P69" style:family="paragraph" style:parent-style-name="Text_20_body">
      <style:text-properties officeooo:paragraph-rsid="007d3b84"/>
    </style:style>
    <style:style style:name="P70" style:family="paragraph" style:parent-style-name="Text_20_body">
      <style:paragraph-properties fo:margin-left="0in" fo:margin-right="0in" fo:text-indent="0in" style:auto-text-indent="false"/>
      <style:text-properties officeooo:paragraph-rsid="007d3b84"/>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fo:break-before="page"/>
    </style:style>
    <style:style style:name="P73" style:family="paragraph" style:parent-style-name="Text_20_body">
      <style:paragraph-properties fo:margin-left="0in" fo:margin-right="0in" fo:text-indent="0in" style:auto-text-indent="false"/>
      <style:text-properties officeooo:rsid="0027fb0e" officeooo:paragraph-rsid="0027fb0e"/>
    </style:style>
    <style:style style:name="P74" style:family="paragraph" style:parent-style-name="Text_20_body">
      <style:paragraph-properties fo:margin-left="0in" fo:margin-right="0in" fo:text-indent="0in" style:auto-text-indent="false"/>
      <style:text-properties officeooo:rsid="0031cb8d" officeooo:paragraph-rsid="0031cb8d"/>
    </style:style>
    <style:style style:name="P75" style:family="paragraph" style:parent-style-name="Text_20_body">
      <style:paragraph-properties fo:margin-left="0in" fo:margin-right="0in" fo:text-indent="0in" style:auto-text-indent="false"/>
      <style:text-properties officeooo:rsid="0050b746" officeooo:paragraph-rsid="0059b9e7"/>
    </style:style>
    <style:style style:name="P76" style:family="paragraph" style:parent-style-name="Text_20_body">
      <style:paragraph-properties fo:margin-left="0in" fo:margin-right="0in" fo:text-indent="0in" style:auto-text-indent="false"/>
      <style:text-properties officeooo:rsid="0050b746" officeooo:paragraph-rsid="00601e78"/>
    </style:style>
    <style:style style:name="P77" style:family="paragraph" style:parent-style-name="Text_20_body">
      <style:paragraph-properties fo:margin-left="0in" fo:margin-right="0in" fo:text-indent="0in" style:auto-text-indent="false"/>
      <style:text-properties officeooo:rsid="0059b9e7" officeooo:paragraph-rsid="0059b9e7"/>
    </style:style>
    <style:style style:name="P78"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79"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8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8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8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8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8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8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8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8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8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90"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91"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9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9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94"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95" style:family="paragraph" style:parent-style-name="Text_20_body">
      <style:paragraph-properties fo:margin-left="0in" fo:margin-right="0in" fo:margin-top="0in" fo:margin-bottom="0in" style:contextual-spacing="false" fo:text-indent="0in" style:auto-text-indent="false" fo:break-before="page"/>
      <style:text-properties fo:font-style="normal" fo:font-weight="normal" officeooo:rsid="00b8cc3f" officeooo:paragraph-rsid="00df1078" style:font-style-asian="normal" style:font-weight-asian="normal" style:font-style-complex="normal" style:font-weight-complex="normal"/>
    </style:style>
    <style:style style:name="P96"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bcf1f" officeooo:paragraph-rsid="00abcf1f"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98" style:family="paragraph" style:parent-style-name="Text_20_body">
      <style:paragraph-properties fo:margin-left="0in" fo:margin-right="0in" fo:text-indent="0in" style:auto-text-indent="false"/>
      <style:text-properties officeooo:rsid="00d01af4" officeooo:paragraph-rsid="00d01af4"/>
    </style:style>
    <style:style style:name="P99" style:family="paragraph" style:parent-style-name="Text_20_body">
      <style:paragraph-properties fo:margin-left="0in" fo:margin-right="0in" fo:text-indent="0in" style:auto-text-indent="false"/>
      <style:text-properties officeooo:rsid="00d0df1b" officeooo:paragraph-rsid="00d0df1b"/>
    </style:style>
    <style:style style:name="P100" style:family="paragraph" style:parent-style-name="Title">
      <style:text-properties fo:font-size="14pt" style:font-size-asian="14pt"/>
    </style:style>
    <style:style style:name="P101" style:family="paragraph" style:parent-style-name="Title">
      <style:paragraph-properties fo:break-before="page"/>
    </style:style>
    <style:style style:name="P102" style:family="paragraph" style:parent-style-name="Standard">
      <style:paragraph-properties fo:break-before="page"/>
    </style:style>
    <style:style style:name="P103" style:family="paragraph" style:parent-style-name="Standard">
      <style:text-properties officeooo:rsid="0091d9bc" officeooo:paragraph-rsid="0091d9bc"/>
    </style:style>
    <style:style style:name="P104" style:family="paragraph" style:parent-style-name="Standard">
      <style:text-properties officeooo:paragraph-rsid="011e3393"/>
    </style:style>
    <style:style style:name="P105"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08fec5"/>
    </style:style>
    <style:style style:name="P106"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2932cb"/>
    </style:style>
    <style:style style:name="P107" style:family="paragraph" style:parent-style-name="Tabletext">
      <style:paragraph-properties fo:margin-top="0in" fo:margin-bottom="0.0835in" style:contextual-spacing="false" fo:text-align="center" style:justify-single-word="false" fo:orphans="0" fo:widows="0"/>
    </style:style>
    <style:style style:name="P108" style:family="paragraph" style:parent-style-name="Title">
      <style:paragraph-properties fo:text-align="end" style:justify-single-word="false"/>
    </style:style>
    <style:style style:name="P109" style:family="paragraph" style:parent-style-name="Heading_20_1" style:list-style-name="WWNum2"/>
    <style:style style:name="P110" style:family="paragraph" style:parent-style-name="Heading_20_2">
      <style:text-properties officeooo:rsid="001e2e67" officeooo:paragraph-rsid="001e2e67"/>
    </style:style>
    <style:style style:name="P111" style:family="paragraph" style:parent-style-name="Heading_20_2">
      <style:text-properties officeooo:rsid="003f3698" officeooo:paragraph-rsid="003f3698"/>
    </style:style>
    <style:style style:name="P112" style:family="paragraph" style:parent-style-name="Heading_20_2">
      <style:text-properties officeooo:rsid="0049a4ef" officeooo:paragraph-rsid="0049a4ef"/>
    </style:style>
    <style:style style:name="P113" style:family="paragraph" style:parent-style-name="Heading_20_2">
      <style:text-properties officeooo:rsid="006f785d" officeooo:paragraph-rsid="006f785d"/>
    </style:style>
    <style:style style:name="P114" style:family="paragraph" style:parent-style-name="Heading_20_2">
      <style:text-properties officeooo:rsid="007b4211" officeooo:paragraph-rsid="007b4211"/>
    </style:style>
    <style:style style:name="P115" style:family="paragraph" style:parent-style-name="Heading_20_2">
      <style:text-properties officeooo:rsid="008149f0" officeooo:paragraph-rsid="008149f0"/>
    </style:style>
    <style:style style:name="P116" style:family="paragraph" style:parent-style-name="Heading_20_2">
      <style:text-properties officeooo:rsid="008149f0" officeooo:paragraph-rsid="00e1fa51"/>
    </style:style>
    <style:style style:name="P117" style:family="paragraph" style:parent-style-name="Heading_20_2">
      <style:text-properties officeooo:rsid="008149f0" officeooo:paragraph-rsid="00e66cb1"/>
    </style:style>
    <style:style style:name="P118" style:family="paragraph" style:parent-style-name="Heading_20_2">
      <style:text-properties officeooo:rsid="008149f0" officeooo:paragraph-rsid="011776fd"/>
    </style:style>
    <style:style style:name="P119" style:family="paragraph" style:parent-style-name="Heading_20_2">
      <style:text-properties officeooo:rsid="00bb2d78" officeooo:paragraph-rsid="00bb2d78"/>
    </style:style>
    <style:style style:name="P120" style:family="paragraph" style:parent-style-name="Heading_20_2">
      <style:text-properties officeooo:rsid="00bb2d78" officeooo:paragraph-rsid="00bb5792"/>
    </style:style>
    <style:style style:name="P121" style:family="paragraph" style:parent-style-name="Heading_20_2">
      <style:text-properties officeooo:rsid="00bb2d78" officeooo:paragraph-rsid="00bce5d9"/>
    </style:style>
    <style:style style:name="P122" style:family="paragraph" style:parent-style-name="Heading_20_2">
      <style:text-properties officeooo:rsid="00bb2d78" officeooo:paragraph-rsid="00bec606"/>
    </style:style>
    <style:style style:name="P123" style:family="paragraph" style:parent-style-name="Heading_20_2">
      <style:text-properties officeooo:rsid="00bb2d78" officeooo:paragraph-rsid="00c036d5"/>
    </style:style>
    <style:style style:name="P124" style:family="paragraph" style:parent-style-name="Heading_20_2">
      <style:text-properties officeooo:rsid="00bb2d78" officeooo:paragraph-rsid="00c40927"/>
    </style:style>
    <style:style style:name="P125" style:family="paragraph" style:parent-style-name="Heading_20_2">
      <style:text-properties officeooo:rsid="00bb2d78" officeooo:paragraph-rsid="00c6ac58"/>
    </style:style>
    <style:style style:name="P126" style:family="paragraph" style:parent-style-name="Heading_20_2">
      <style:text-properties officeooo:rsid="00bb2d78" officeooo:paragraph-rsid="00c8b9cf"/>
    </style:style>
    <style:style style:name="P127" style:family="paragraph" style:parent-style-name="Heading_20_2">
      <style:text-properties officeooo:rsid="00bb2d78" officeooo:paragraph-rsid="00cb736c"/>
    </style:style>
    <style:style style:name="P128" style:family="paragraph" style:parent-style-name="Heading_20_2">
      <style:text-properties officeooo:rsid="00bb2d78" officeooo:paragraph-rsid="00ccb247"/>
    </style:style>
    <style:style style:name="P129" style:family="paragraph" style:parent-style-name="Heading_20_2">
      <style:text-properties officeooo:rsid="00bb2d78" officeooo:paragraph-rsid="00ccc76c"/>
    </style:style>
    <style:style style:name="P130" style:family="paragraph" style:parent-style-name="Heading_20_2">
      <style:text-properties officeooo:rsid="00bb2d78" officeooo:paragraph-rsid="00cda0d8"/>
    </style:style>
    <style:style style:name="P131" style:family="paragraph" style:parent-style-name="Heading_20_2">
      <style:text-properties officeooo:rsid="00bb2d78" officeooo:paragraph-rsid="00df1078"/>
    </style:style>
    <style:style style:name="P132" style:family="paragraph" style:parent-style-name="Heading_20_2">
      <style:text-properties officeooo:rsid="00bb2d78" officeooo:paragraph-rsid="00d19cd2"/>
    </style:style>
    <style:style style:name="P133" style:family="paragraph" style:parent-style-name="Heading_20_2">
      <style:text-properties officeooo:rsid="00bb2d78" officeooo:paragraph-rsid="00d43933"/>
    </style:style>
    <style:style style:name="P134" style:family="paragraph" style:parent-style-name="Heading_20_2">
      <style:text-properties officeooo:rsid="00bb2d78" officeooo:paragraph-rsid="00d585e0"/>
    </style:style>
    <style:style style:name="P135" style:family="paragraph" style:parent-style-name="Heading_20_2">
      <style:text-properties officeooo:rsid="00bb2d78" officeooo:paragraph-rsid="00d82577"/>
    </style:style>
    <style:style style:name="P136" style:family="paragraph" style:parent-style-name="Heading_20_2">
      <style:text-properties officeooo:rsid="00bb2d78" officeooo:paragraph-rsid="00d8e4de"/>
    </style:style>
    <style:style style:name="P137" style:family="paragraph" style:parent-style-name="Heading_20_2">
      <style:text-properties officeooo:rsid="00bb2d78" officeooo:paragraph-rsid="00da5e7f"/>
    </style:style>
    <style:style style:name="P138" style:family="paragraph" style:parent-style-name="Heading_20_2">
      <style:text-properties officeooo:rsid="00bb2d78" officeooo:paragraph-rsid="00dbdc33"/>
    </style:style>
    <style:style style:name="P139" style:family="paragraph" style:parent-style-name="Heading_20_2">
      <style:text-properties officeooo:rsid="00bb2d78" officeooo:paragraph-rsid="00e1fa51"/>
    </style:style>
    <style:style style:name="P140" style:family="paragraph" style:parent-style-name="Heading_20_2">
      <style:text-properties officeooo:rsid="00bb2d78" officeooo:paragraph-rsid="00ebd4a1"/>
    </style:style>
    <style:style style:name="P141" style:family="paragraph" style:parent-style-name="Heading_20_2">
      <style:text-properties officeooo:rsid="00bb2d78" officeooo:paragraph-rsid="011e3393"/>
    </style:style>
    <style:style style:name="P142" style:family="paragraph" style:parent-style-name="Heading_20_2">
      <style:text-properties officeooo:paragraph-rsid="00f4f054"/>
    </style:style>
    <style:style style:name="P143" style:family="paragraph" style:parent-style-name="Heading_20_2">
      <style:text-properties officeooo:paragraph-rsid="00f78e49"/>
    </style:style>
    <style:style style:name="P144" style:family="paragraph" style:parent-style-name="Heading_20_2">
      <style:text-properties officeooo:paragraph-rsid="011fc151"/>
    </style:style>
    <style:style style:name="P145" style:family="paragraph" style:parent-style-name="Heading_20_2">
      <style:text-properties fo:font-weight="bold" officeooo:paragraph-rsid="010606a6" style:font-weight-asian="bold" style:font-weight-complex="bold"/>
    </style:style>
    <style:style style:name="P146" style:family="paragraph" style:parent-style-name="Heading_20_2">
      <style:text-properties fo:font-weight="bold" officeooo:paragraph-rsid="010d4cdb" style:font-weight-asian="bold" style:font-weight-complex="bold"/>
    </style:style>
    <style:style style:name="P147" style:family="paragraph" style:parent-style-name="Heading_20_2">
      <style:text-properties fo:font-weight="bold" officeooo:paragraph-rsid="0108f45c" style:font-weight-asian="bold" style:font-weight-complex="bold"/>
    </style:style>
    <style:style style:name="P148" style:family="paragraph" style:parent-style-name="Heading_20_2">
      <style:text-properties fo:font-weight="bold" officeooo:paragraph-rsid="012932cb" style:font-weight-asian="bold" style:font-weight-complex="bold"/>
    </style:style>
    <style:style style:name="P149" style:family="paragraph" style:parent-style-name="Standard">
      <style:text-properties officeooo:rsid="00f800dc" officeooo:paragraph-rsid="00f800dc"/>
    </style:style>
    <style:style style:name="P150" style:family="paragraph" style:parent-style-name="Standard">
      <style:text-properties officeooo:rsid="00faa427" officeooo:paragraph-rsid="00faa427"/>
    </style:style>
    <style:style style:name="P151" style:family="paragraph" style:parent-style-name="Standard">
      <style:text-properties officeooo:rsid="00febab2" officeooo:paragraph-rsid="00febab2"/>
    </style:style>
    <style:style style:name="P152" style:family="paragraph" style:parent-style-name="Standard">
      <style:text-properties officeooo:rsid="00ff67d1" officeooo:paragraph-rsid="00ff67d1"/>
    </style:style>
    <style:style style:name="P153" style:family="paragraph" style:parent-style-name="Text_20_body">
      <style:paragraph-properties fo:margin-left="0in" fo:margin-right="0in" fo:text-indent="0in" style:auto-text-indent="false"/>
    </style:style>
    <style:style style:name="P154" style:family="paragraph" style:parent-style-name="Text_20_body" style:list-style-name="WWNum4"/>
    <style:style style:name="P155" style:family="paragraph" style:parent-style-name="Text_20_body" style:list-style-name="WWNum4">
      <style:text-properties officeooo:paragraph-rsid="007d3b84"/>
    </style:style>
    <style:style style:name="P156" style:family="paragraph" style:parent-style-name="Text_20_body" style:list-style-name="WWNum4">
      <style:text-properties officeooo:rsid="0037a608" officeooo:paragraph-rsid="0037a608"/>
    </style:style>
    <style:style style:name="P157" style:family="paragraph" style:parent-style-name="Text_20_body" style:list-style-name="WWNum4">
      <style:text-properties officeooo:rsid="0037a608" officeooo:paragraph-rsid="007d3b84"/>
    </style:style>
    <style:style style:name="P158" style:family="paragraph" style:parent-style-name="Text_20_body" style:list-style-name="WWNum5"/>
    <style:style style:name="P159" style:family="paragraph" style:parent-style-name="Text_20_body" style:list-style-name="WWNum5">
      <style:text-properties officeooo:paragraph-rsid="007d3b84"/>
    </style:style>
    <style:style style:name="P160" style:family="paragraph" style:parent-style-name="Text_20_body" style:list-style-name="L1">
      <style:text-properties fo:font-weight="bold" officeooo:rsid="0031cb8d" officeooo:paragraph-rsid="0031cb8d" style:font-weight-asian="bold" style:font-weight-complex="bold"/>
    </style:style>
    <style:style style:name="P161" style:family="paragraph" style:parent-style-name="Text_20_body" style:list-style-name="L1">
      <style:text-properties fo:font-weight="bold" officeooo:rsid="00352aae" officeooo:paragraph-rsid="00352aae" style:font-weight-asian="bold" style:font-weight-complex="bold"/>
    </style:style>
    <style:style style:name="P162" style:family="paragraph" style:parent-style-name="Text_20_body" style:list-style-name="L1">
      <style:text-properties fo:font-weight="bold" officeooo:rsid="003b6f30" officeooo:paragraph-rsid="003b6f30" style:font-weight-asian="bold" style:font-weight-complex="bold"/>
    </style:style>
    <style:style style:name="P163" style:family="paragraph" style:parent-style-name="Text_20_body" style:list-style-name="L1">
      <style:text-properties fo:font-weight="bold" officeooo:rsid="003d19f3" officeooo:paragraph-rsid="003d19f3" style:font-weight-asian="bold" style:font-weight-complex="bold"/>
    </style:style>
    <style:style style:name="P164" style:family="paragraph" style:parent-style-name="Text_20_body" style:list-style-name="L1">
      <style:text-properties fo:font-weight="bold" officeooo:rsid="0046465d" officeooo:paragraph-rsid="0046465d" style:font-weight-asian="bold" style:font-weight-complex="bold"/>
    </style:style>
    <style:style style:name="P165"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166"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167" style:family="paragraph" style:parent-style-name="Text_20_body" style:list-style-name="L1">
      <style:text-properties fo:font-weight="normal" officeooo:rsid="00336760" officeooo:paragraph-rsid="00336760" style:font-weight-asian="normal" style:font-weight-complex="normal"/>
    </style:style>
    <style:style style:name="P168" style:family="paragraph" style:parent-style-name="Text_20_body" style:list-style-name="L1">
      <style:text-properties fo:font-style="normal" fo:font-weight="bold" officeooo:rsid="004802de" officeooo:paragraph-rsid="004802de" style:font-style-asian="normal" style:font-weight-asian="bold" style:font-style-complex="normal" style:font-weight-complex="bold"/>
    </style:style>
    <style:style style:name="P169" style:family="paragraph" style:parent-style-name="Text_20_body" style:list-style-name="L1">
      <style:text-properties fo:font-style="normal" fo:font-weight="normal" officeooo:rsid="004802de" officeooo:paragraph-rsid="004802de" style:font-style-asian="normal" style:font-weight-asian="normal" style:font-style-complex="normal" style:font-weight-complex="normal"/>
    </style:style>
    <style:style style:name="P170" style:family="paragraph" style:parent-style-name="Text_20_body">
      <style:paragraph-properties fo:margin-left="0in" fo:margin-right="0in" fo:text-indent="0in" style:auto-text-indent="false"/>
      <style:text-properties officeooo:paragraph-rsid="007d3b84"/>
    </style:style>
    <style:style style:name="P171"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72" style:family="paragraph" style:parent-style-name="Text_20_body">
      <style:paragraph-properties fo:margin-left="0in" fo:margin-right="0in" fo:text-indent="0in" style:auto-text-indent="false"/>
      <style:text-properties officeooo:rsid="012a9a6a" officeooo:paragraph-rsid="012a9a6a"/>
    </style:style>
    <style:style style:name="T1" style:family="text">
      <style:text-properties fo:language="en" fo:country="US" style:font-style-complex="italic"/>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Liberation Serif"/>
    </style:style>
    <style:style style:name="T6" style:family="text">
      <style:text-properties fo:font-weight="normal" style:font-weight-asian="normal" style:font-weight-complex="bold"/>
    </style:style>
    <style:style style:name="T7" style:family="text">
      <style:text-properties fo:font-weight="normal" officeooo:rsid="00933efa" style:font-weight-asian="normal" style:font-weight-complex="bold"/>
    </style:style>
    <style:style style:name="T8" style:family="text">
      <style:text-properties fo:font-weight="normal" officeooo:rsid="0091d9bc" style:font-weight-asian="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36d381" style:font-weight-asian="normal" style:font-weight-complex="normal"/>
    </style:style>
    <style:style style:name="T11" style:family="text">
      <style:text-properties fo:font-weight="normal" officeooo:rsid="003a102f" style:font-weight-asian="normal" style:font-weight-complex="normal"/>
    </style:style>
    <style:style style:name="T12" style:family="text">
      <style:text-properties fo:font-weight="normal" officeooo:rsid="003b8427" style:font-weight-asian="normal" style:font-weight-complex="normal"/>
    </style:style>
    <style:style style:name="T13" style:family="text">
      <style:text-properties fo:font-weight="normal" officeooo:rsid="003d19f3" style:font-weight-asian="normal" style:font-weight-complex="normal"/>
    </style:style>
    <style:style style:name="T14" style:family="text">
      <style:text-properties fo:font-weight="normal" officeooo:rsid="0041e161" style:font-weight-asian="normal" style:font-weight-complex="normal"/>
    </style:style>
    <style:style style:name="T15" style:family="text">
      <style:text-properties fo:font-weight="normal" officeooo:rsid="00437fbe" style:font-weight-asian="normal" style:font-weight-complex="normal"/>
    </style:style>
    <style:style style:name="T16" style:family="text">
      <style:text-properties fo:font-weight="normal" officeooo:rsid="0044795d" style:font-weight-asian="normal" style:font-weight-complex="normal"/>
    </style:style>
    <style:style style:name="T17" style:family="text">
      <style:text-properties fo:font-weight="normal" officeooo:rsid="0044d7ab" style:font-weight-asian="normal" style:font-weight-complex="normal"/>
    </style:style>
    <style:style style:name="T18" style:family="text">
      <style:text-properties fo:font-weight="normal" officeooo:rsid="008f7835" style:font-weight-asian="normal" style:font-weight-complex="normal"/>
    </style:style>
    <style:style style:name="T19" style:family="text">
      <style:text-properties fo:font-weight="normal" officeooo:rsid="00b61f5c" style:font-weight-asian="normal" style:font-weight-complex="normal"/>
    </style:style>
    <style:style style:name="T20" style:family="text">
      <style:text-properties fo:font-weight="normal" officeooo:rsid="00b9123f" style:font-weight-asian="normal" style:font-weight-complex="normal"/>
    </style:style>
    <style:style style:name="T21" style:family="text">
      <style:text-properties style:font-style-complex="italic"/>
    </style:style>
    <style:style style:name="T22" style:family="text">
      <style:text-properties style:font-name="Times New Roman" fo:font-size="10pt" fo:font-weight="normal" style:font-size-asian="10pt" style:font-weight-asian="normal" style:font-style-complex="italic" style:font-weight-complex="bold"/>
    </style:style>
    <style:style style:name="T23" style:family="text">
      <style:text-properties officeooo:rsid="001ced2f"/>
    </style:style>
    <style:style style:name="T24" style:family="text">
      <style:text-properties officeooo:rsid="001d45da"/>
    </style:style>
    <style:style style:name="T25" style:family="text">
      <style:text-properties officeooo:rsid="002985d4"/>
    </style:style>
    <style:style style:name="T26" style:family="text">
      <style:text-properties officeooo:rsid="002afb92"/>
    </style:style>
    <style:style style:name="T27" style:family="text">
      <style:text-properties officeooo:rsid="002c4d3a"/>
    </style:style>
    <style:style style:name="T28" style:family="text">
      <style:text-properties officeooo:rsid="002e47a3"/>
    </style:style>
    <style:style style:name="T29" style:family="text">
      <style:text-properties officeooo:rsid="002f4e2c"/>
    </style:style>
    <style:style style:name="T30" style:family="text">
      <style:text-properties officeooo:rsid="00302938"/>
    </style:style>
    <style:style style:name="T31" style:family="text">
      <style:text-properties officeooo:rsid="00343ce5"/>
    </style:style>
    <style:style style:name="T32" style:family="text">
      <style:text-properties fo:font-style="italic" style:font-style-asian="italic" style:font-style-complex="italic"/>
    </style:style>
    <style:style style:name="T33" style:family="text">
      <style:text-properties fo:font-style="italic" officeooo:rsid="005a45cf" style:font-style-asian="italic" style:font-style-complex="italic"/>
    </style:style>
    <style:style style:name="T34" style:family="text">
      <style:text-properties fo:font-style="italic" officeooo:rsid="006cd9b9" style:font-style-asian="italic" style:font-style-complex="italic"/>
    </style:style>
    <style:style style:name="T35" style:family="text">
      <style:text-properties fo:font-style="italic" officeooo:rsid="006e5137" style:font-style-asian="italic" style:font-style-complex="italic"/>
    </style:style>
    <style:style style:name="T36" style:family="text">
      <style:text-properties fo:font-style="italic" officeooo:rsid="00860d90" style:font-style-asian="italic" style:font-style-complex="italic"/>
    </style:style>
    <style:style style:name="T37" style:family="text">
      <style:text-properties fo:font-style="italic" officeooo:rsid="011b9ba5" style:font-style-asian="italic" style:font-style-complex="italic"/>
    </style:style>
    <style:style style:name="T38" style:family="text">
      <style:text-properties fo:font-style="italic" officeooo:rsid="011d3323"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d19f3" style:font-style-asian="italic" style:font-weight-asian="normal" style:font-style-complex="italic" style:font-weight-complex="normal"/>
    </style:style>
    <style:style style:name="T41" style:family="text">
      <style:text-properties fo:font-style="italic" fo:font-weight="normal" officeooo:rsid="003ebcb1" style:font-style-asian="italic" style:font-weight-asian="normal" style:font-style-complex="italic" style:font-weight-complex="normal"/>
    </style:style>
    <style:style style:name="T42" style:family="text">
      <style:text-properties fo:font-style="italic" fo:font-weight="normal" officeooo:rsid="0046bbbf" style:font-style-asian="italic" style:font-weight-asian="normal" style:font-style-complex="italic" style:font-weight-complex="normal"/>
    </style:style>
    <style:style style:name="T43" style:family="text">
      <style:text-properties fo:font-style="italic" fo:font-weight="normal" officeooo:rsid="0067d375" style:font-style-asian="italic" style:font-weight-asian="normal" style:font-style-complex="italic" style:font-weight-complex="normal"/>
    </style:style>
    <style:style style:name="T44" style:family="text">
      <style:text-properties fo:font-style="italic" fo:font-weight="normal" officeooo:rsid="00689528" style:font-style-asian="italic" style:font-weight-asian="normal" style:font-style-complex="italic" style:font-weight-complex="normal"/>
    </style:style>
    <style:style style:name="T45" style:family="text">
      <style:text-properties fo:font-style="normal" officeooo:rsid="005a45cf" style:font-style-asian="normal" style:font-style-complex="normal"/>
    </style:style>
    <style:style style:name="T46" style:family="text">
      <style:text-properties fo:font-style="normal" officeooo:rsid="00860d90"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6bbbf" style:font-style-asian="normal" style:font-weight-asian="normal" style:font-style-complex="normal" style:font-weight-complex="normal"/>
    </style:style>
    <style:style style:name="T49" style:family="text">
      <style:text-properties officeooo:rsid="003ebcb1"/>
    </style:style>
    <style:style style:name="T50" style:family="text">
      <style:text-properties officeooo:rsid="003fe386"/>
    </style:style>
    <style:style style:name="T51" style:family="text">
      <style:text-properties officeooo:rsid="0041b796"/>
    </style:style>
    <style:style style:name="T52" style:family="text">
      <style:text-properties officeooo:rsid="0051afb3"/>
    </style:style>
    <style:style style:name="T53" style:family="text">
      <style:text-properties officeooo:rsid="0052835d"/>
    </style:style>
    <style:style style:name="T54" style:family="text">
      <style:text-properties officeooo:rsid="0053c656"/>
    </style:style>
    <style:style style:name="T55" style:family="text">
      <style:text-properties officeooo:rsid="0056a1a7"/>
    </style:style>
    <style:style style:name="T56" style:family="text">
      <style:text-properties officeooo:rsid="0059b9e7"/>
    </style:style>
    <style:style style:name="T57" style:family="text">
      <style:text-properties officeooo:rsid="005c0694"/>
    </style:style>
    <style:style style:name="T58" style:family="text">
      <style:text-properties officeooo:rsid="005caa8b"/>
    </style:style>
    <style:style style:name="T59" style:family="text">
      <style:text-properties officeooo:rsid="005e792d"/>
    </style:style>
    <style:style style:name="T60" style:family="text">
      <style:text-properties officeooo:rsid="00601e78"/>
    </style:style>
    <style:style style:name="T61" style:family="text">
      <style:text-properties officeooo:rsid="00607716"/>
    </style:style>
    <style:style style:name="T62" style:family="text">
      <style:text-properties officeooo:rsid="006219fb"/>
    </style:style>
    <style:style style:name="T63" style:family="text">
      <style:text-properties officeooo:rsid="0065a5d3"/>
    </style:style>
    <style:style style:name="T64" style:family="text">
      <style:text-properties officeooo:rsid="006787f2"/>
    </style:style>
    <style:style style:name="T65" style:family="text">
      <style:text-properties officeooo:rsid="006a284f"/>
    </style:style>
    <style:style style:name="T66" style:family="text">
      <style:text-properties officeooo:rsid="0070e073"/>
    </style:style>
    <style:style style:name="T67" style:family="text">
      <style:text-properties officeooo:rsid="00742022"/>
    </style:style>
    <style:style style:name="T68" style:family="text">
      <style:text-properties officeooo:rsid="007476d6"/>
    </style:style>
    <style:style style:name="T69" style:family="text">
      <style:text-properties officeooo:rsid="0074f16e"/>
    </style:style>
    <style:style style:name="T70" style:family="text">
      <style:text-properties officeooo:rsid="007662a2"/>
    </style:style>
    <style:style style:name="T71" style:family="text">
      <style:text-properties officeooo:rsid="00798826"/>
    </style:style>
    <style:style style:name="T72" style:family="text">
      <style:text-properties officeooo:rsid="007ceaea"/>
    </style:style>
    <style:style style:name="T73" style:family="text">
      <style:text-properties officeooo:rsid="00826bf6"/>
    </style:style>
    <style:style style:name="T74" style:family="text">
      <style:text-properties officeooo:rsid="0082d1e6"/>
    </style:style>
    <style:style style:name="T75" style:family="text">
      <style:text-properties officeooo:rsid="00836562"/>
    </style:style>
    <style:style style:name="T76" style:family="text">
      <style:text-properties officeooo:rsid="0083ebe2"/>
    </style:style>
    <style:style style:name="T77" style:family="text">
      <style:text-properties officeooo:rsid="008469fb"/>
    </style:style>
    <style:style style:name="T78" style:family="text">
      <style:text-properties officeooo:rsid="00860d90"/>
    </style:style>
    <style:style style:name="T79" style:family="text">
      <style:text-properties officeooo:rsid="008afd4c"/>
    </style:style>
    <style:style style:name="T80" style:family="text">
      <style:text-properties officeooo:rsid="008eb456"/>
    </style:style>
    <style:style style:name="T81" style:family="text">
      <style:text-properties officeooo:rsid="0094d5fe"/>
    </style:style>
    <style:style style:name="T82" style:family="text">
      <style:text-properties officeooo:rsid="0096ab48"/>
    </style:style>
    <style:style style:name="T83" style:family="text">
      <style:text-properties officeooo:rsid="0097bdc4"/>
    </style:style>
    <style:style style:name="T84" style:family="text">
      <style:text-properties officeooo:rsid="0097e126"/>
    </style:style>
    <style:style style:name="T85" style:family="text">
      <style:text-properties officeooo:rsid="00a17518"/>
    </style:style>
    <style:style style:name="T86" style:family="text">
      <style:text-properties officeooo:rsid="00a443fe"/>
    </style:style>
    <style:style style:name="T87" style:family="text">
      <style:text-properties officeooo:rsid="00a454bc"/>
    </style:style>
    <style:style style:name="T88" style:family="text">
      <style:text-properties officeooo:rsid="00a6e993"/>
    </style:style>
    <style:style style:name="T89" style:family="text">
      <style:text-properties officeooo:rsid="00a880e7"/>
    </style:style>
    <style:style style:name="T90" style:family="text">
      <style:text-properties officeooo:rsid="00af9325"/>
    </style:style>
    <style:style style:name="T91" style:family="text">
      <style:text-properties officeooo:rsid="00b297bd"/>
    </style:style>
    <style:style style:name="T92" style:family="text">
      <style:text-properties officeooo:rsid="00b3b79f"/>
    </style:style>
    <style:style style:name="T93" style:family="text">
      <style:text-properties officeooo:rsid="00babb3f"/>
    </style:style>
    <style:style style:name="T94" style:family="text">
      <style:text-properties officeooo:rsid="00bb5792"/>
    </style:style>
    <style:style style:name="T95" style:family="text">
      <style:text-properties officeooo:rsid="00bce5d9"/>
    </style:style>
    <style:style style:name="T96" style:family="text">
      <style:text-properties officeooo:rsid="00bec606"/>
    </style:style>
    <style:style style:name="T97" style:family="text">
      <style:text-properties officeooo:rsid="00bf0e1d"/>
    </style:style>
    <style:style style:name="T98" style:family="text">
      <style:text-properties officeooo:rsid="00c036d5"/>
    </style:style>
    <style:style style:name="T99" style:family="text">
      <style:text-properties officeooo:rsid="00c17baa"/>
    </style:style>
    <style:style style:name="T100" style:family="text">
      <style:text-properties officeooo:rsid="00c2fd4e"/>
    </style:style>
    <style:style style:name="T101" style:family="text">
      <style:text-properties officeooo:rsid="00c40927"/>
    </style:style>
    <style:style style:name="T102" style:family="text">
      <style:text-properties officeooo:rsid="00c5b4a0"/>
    </style:style>
    <style:style style:name="T103" style:family="text">
      <style:text-properties officeooo:rsid="00c6ac58"/>
    </style:style>
    <style:style style:name="T104" style:family="text">
      <style:text-properties officeooo:rsid="00c71556"/>
    </style:style>
    <style:style style:name="T105" style:family="text">
      <style:text-properties officeooo:rsid="00c8b9cf"/>
    </style:style>
    <style:style style:name="T106" style:family="text">
      <style:text-properties officeooo:rsid="00c9ce14"/>
    </style:style>
    <style:style style:name="T107" style:family="text">
      <style:text-properties officeooo:rsid="00cb736c"/>
    </style:style>
    <style:style style:name="T108" style:family="text">
      <style:text-properties officeooo:rsid="00ccb247"/>
    </style:style>
    <style:style style:name="T109" style:family="text">
      <style:text-properties officeooo:rsid="00ccc76c"/>
    </style:style>
    <style:style style:name="T110" style:family="text">
      <style:text-properties officeooo:rsid="00cda0d8"/>
    </style:style>
    <style:style style:name="T111" style:family="text">
      <style:text-properties officeooo:rsid="00cf3448"/>
    </style:style>
    <style:style style:name="T112" style:family="text">
      <style:text-properties officeooo:rsid="00d19cd2"/>
    </style:style>
    <style:style style:name="T113" style:family="text">
      <style:text-properties officeooo:rsid="00d1a5ae"/>
    </style:style>
    <style:style style:name="T114" style:family="text">
      <style:text-properties officeooo:rsid="00d2ecdc"/>
    </style:style>
    <style:style style:name="T115" style:family="text">
      <style:text-properties officeooo:rsid="00d71dda"/>
    </style:style>
    <style:style style:name="T116" style:family="text">
      <style:text-properties officeooo:rsid="00d82577"/>
    </style:style>
    <style:style style:name="T117" style:family="text">
      <style:text-properties officeooo:rsid="00d8e4de"/>
    </style:style>
    <style:style style:name="T118" style:family="text">
      <style:text-properties officeooo:rsid="00d9a82d"/>
    </style:style>
    <style:style style:name="T119" style:family="text">
      <style:text-properties officeooo:rsid="00da5e7f"/>
    </style:style>
    <style:style style:name="T120" style:family="text">
      <style:text-properties officeooo:rsid="00dbdc33"/>
    </style:style>
    <style:style style:name="T121" style:family="text">
      <style:text-properties officeooo:rsid="00dcad74"/>
    </style:style>
    <style:style style:name="T122" style:family="text">
      <style:text-properties officeooo:rsid="00dd5ffd"/>
    </style:style>
    <style:style style:name="T123" style:family="text">
      <style:text-properties officeooo:rsid="00df1078"/>
    </style:style>
    <style:style style:name="T124" style:family="text">
      <style:text-properties officeooo:rsid="00e1fa51"/>
    </style:style>
    <style:style style:name="T125" style:family="text">
      <style:text-properties officeooo:rsid="00e4f274"/>
    </style:style>
    <style:style style:name="T126" style:family="text">
      <style:text-properties officeooo:rsid="00e66cb1"/>
    </style:style>
    <style:style style:name="T127" style:family="text">
      <style:text-properties officeooo:rsid="00e85b0c"/>
    </style:style>
    <style:style style:name="T128" style:family="text">
      <style:text-properties officeooo:rsid="00e8d0a2"/>
    </style:style>
    <style:style style:name="T129" style:family="text">
      <style:text-properties officeooo:rsid="00ea9965"/>
    </style:style>
    <style:style style:name="T130" style:family="text">
      <style:text-properties officeooo:rsid="00ebd4a1"/>
    </style:style>
    <style:style style:name="T131" style:family="text">
      <style:text-properties officeooo:rsid="00ed364a"/>
    </style:style>
    <style:style style:name="T132" style:family="text">
      <style:text-properties officeooo:rsid="00f0060e"/>
    </style:style>
    <style:style style:name="T133" style:family="text">
      <style:text-properties officeooo:rsid="00f348b5"/>
    </style:style>
    <style:style style:name="T134" style:family="text">
      <style:text-properties officeooo:rsid="00f4f054"/>
    </style:style>
    <style:style style:name="T135" style:family="text">
      <style:text-properties officeooo:rsid="00f66e70"/>
    </style:style>
    <style:style style:name="T136" style:family="text">
      <style:text-properties officeooo:rsid="00f78e49"/>
    </style:style>
    <style:style style:name="T137" style:family="text">
      <style:text-properties officeooo:rsid="00f9826d"/>
    </style:style>
    <style:style style:name="T138" style:family="text">
      <style:text-properties officeooo:rsid="00faa427"/>
    </style:style>
    <style:style style:name="T139" style:family="text">
      <style:text-properties officeooo:rsid="00fc0718"/>
    </style:style>
    <style:style style:name="T140" style:family="text">
      <style:text-properties officeooo:rsid="00fd5598"/>
    </style:style>
    <style:style style:name="T141" style:family="text">
      <style:text-properties officeooo:rsid="00febab2"/>
    </style:style>
    <style:style style:name="T142" style:family="text">
      <style:text-properties officeooo:rsid="00ff67d1"/>
    </style:style>
    <style:style style:name="T143" style:family="text">
      <style:text-properties officeooo:rsid="01013cf6"/>
    </style:style>
    <style:style style:name="T144" style:family="text">
      <style:text-properties officeooo:rsid="010606a6"/>
    </style:style>
    <style:style style:name="T145" style:family="text">
      <style:text-properties officeooo:rsid="0108db37"/>
    </style:style>
    <style:style style:name="T146" style:family="text">
      <style:text-properties officeooo:rsid="0108f45c"/>
    </style:style>
    <style:style style:name="T147" style:family="text">
      <style:text-properties officeooo:rsid="010a97b7"/>
    </style:style>
    <style:style style:name="T148" style:family="text">
      <style:text-properties officeooo:rsid="010bd966"/>
    </style:style>
    <style:style style:name="T149" style:family="text">
      <style:text-properties officeooo:rsid="010d1b37"/>
    </style:style>
    <style:style style:name="T150" style:family="text">
      <style:text-properties officeooo:rsid="010d4cdb"/>
    </style:style>
    <style:style style:name="T151" style:family="text">
      <style:text-properties officeooo:rsid="010d9ae0"/>
    </style:style>
    <style:style style:name="T152" style:family="text">
      <style:text-properties officeooo:rsid="010f7081"/>
    </style:style>
    <style:style style:name="T153" style:family="text">
      <style:text-properties officeooo:rsid="011776fd"/>
    </style:style>
    <style:style style:name="T154" style:family="text">
      <style:text-properties officeooo:rsid="01196ecd"/>
    </style:style>
    <style:style style:name="T155" style:family="text">
      <style:text-properties officeooo:rsid="011b9ba5"/>
    </style:style>
    <style:style style:name="T156" style:family="text">
      <style:text-properties officeooo:rsid="011e3393"/>
    </style:style>
    <style:style style:name="T157" style:family="text">
      <style:text-properties officeooo:rsid="011f5e1d"/>
    </style:style>
    <style:style style:name="T158" style:family="text">
      <style:text-properties officeooo:rsid="011fc151"/>
    </style:style>
    <style:style style:name="T159" style:family="text">
      <style:text-properties officeooo:rsid="01205d63"/>
    </style:style>
    <style:style style:name="T160" style:family="text">
      <style:text-properties officeooo:rsid="01228fed"/>
    </style:style>
    <style:style style:name="T161" style:family="text">
      <style:text-properties officeooo:rsid="01256213"/>
    </style:style>
    <style:style style:name="T162" style:family="text">
      <style:text-properties officeooo:rsid="012972a9"/>
    </style:style>
    <style:style style:name="T163" style:family="text">
      <style:text-properties officeooo:rsid="012a9a6a"/>
    </style:style>
    <style:style style:name="T164" style:family="text">
      <style:text-properties officeooo:rsid="012c2a15"/>
    </style:style>
    <style:style style:name="T165" style:family="text">
      <style:text-properties officeooo:rsid="012cf210"/>
    </style:style>
    <style:style style:name="T166"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11"/>
      <text:p text:style-name="P9">User Manual</text:p>
      <text:p text:style-name="Standard"/>
      <text:p text:style-name="P9"><text:span text:style-name="T2">Version 1.0.1</text:span><text:span text:style-name="T2"/></text:p>
      <text:p text:style-name="P1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Title"><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7"><text:span text:style-name="T3">Date</text:span><text:span text:style-name="T3"/></text:p>
          </table:table-cell>
          <table:table-cell table:style-name="Table1.A1" office:value-type="string">
            <text:p text:style-name="P107"><text:span text:style-name="T3">Version</text:span><text:span text:style-name="T3"/></text:p>
          </table:table-cell>
          <table:table-cell table:style-name="Table1.A1" office:value-type="string">
            <text:p text:style-name="P107"><text:span text:style-name="T3">Description</text:span><text:span text:style-name="T3"/></text:p>
          </table:table-cell>
          <table:table-cell table:style-name="Table1.A1" office:value-type="string">
            <text:p text:style-name="P107"><text:span text:style-name="T3">Author</text:span><text:span text:style-name="T3"/></text:p>
          </table:table-cell>
        </table:table-row>
        <table:table-row table:style-name="Table1.1">
          <table:table-cell table:style-name="Table1.A1" office:value-type="string">
            <text:p text:style-name="P4">11/29/2023</text:p>
          </table:table-cell>
          <table:table-cell table:style-name="Table1.A1" office:value-type="string">
            <text:p text:style-name="P4">1.0</text:p>
          </table:table-cell>
          <table:table-cell table:style-name="Table1.A1" office:value-type="string">
            <text:p text:style-name="P4">Document creation and initial details added</text:p>
          </table:table-cell>
          <table:table-cell table:style-name="Table1.A1" office:value-type="string">
            <text:p text:style-name="P4">Charlie Gillund</text:p>
          </table:table-cell>
        </table:table-row>
        <table:table-row table:style-name="Table1.1">
          <table:table-cell table:style-name="Table1.A1" office:value-type="string">
            <text:p text:style-name="P4">12/2/2023</text:p>
          </table:table-cell>
          <table:table-cell table:style-name="Table1.A1" office:value-type="string">
            <text:p text:style-name="P4">1.0.1</text:p>
          </table:table-cell>
          <table:table-cell table:style-name="Table1.A1" office:value-type="string">
            <text:p text:style-name="P4">Filled out extra details and revamped document.</text:p>
          </table:table-cell>
          <table:table-cell table:style-name="Table1.A1" office:value-type="string">
            <text:p text:style-name="P4">Jake Bernard</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101">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3666_502943348" text:style-name="Index_20_Link" text:visited-style-name="Index_20_Link">1. Introduction<text:tab/>5</text:a></text:p>
          <text:p text:style-name="P29"><text:a xlink:type="simple" xlink:href="#__RefHeading___Toc3668_502943348" text:style-name="Index_20_Link" text:visited-style-name="Index_20_Link">2. Getting started<text:tab/>5</text:a></text:p>
          <text:p text:style-name="P30"><text:a xlink:type="simple" xlink:href="#__RefHeading___Toc3670_502943348" text:style-name="Index_20_Link" text:visited-style-name="Index_20_Link">2.1 Setup<text:tab/>5</text:a></text:p>
          <text:p text:style-name="P30"><text:a xlink:type="simple" xlink:href="#__RefHeading___Toc3672_502943348" text:style-name="Index_20_Link" text:visited-style-name="Index_20_Link">2.2 Using the program<text:tab/>6</text:a></text:p>
          <text:p text:style-name="P30"><text:a xlink:type="simple" xlink:href="#__RefHeading___Toc3674_502943348" text:style-name="Index_20_Link" text:visited-style-name="Index_20_Link">2.3 Main Menu<text:tab/>6</text:a></text:p>
          <text:p text:style-name="P30"><text:a xlink:type="simple" xlink:href="#__RefHeading___Toc3676_502943348" text:style-name="Index_20_Link" text:visited-style-name="Index_20_Link">2.4 Evaluation Menu<text:tab/>6</text:a></text:p>
          <text:p text:style-name="P30"><text:a xlink:type="simple" xlink:href="#__RefHeading___Toc3678_502943348" text:style-name="Index_20_Link" text:visited-style-name="Index_20_Link">2.5 History Menu<text:tab/>6</text:a></text:p>
          <text:p text:style-name="P30"><text:a xlink:type="simple" xlink:href="#__RefHeading___Toc3680_502943348" text:style-name="Index_20_Link" text:visited-style-name="Index_20_Link">2.6 Supported Operations and Constants<text:tab/>7</text:a></text:p>
          <text:p text:style-name="P29"><text:a xlink:type="simple" xlink:href="#__RefHeading___Toc3682_502943348" text:style-name="Index_20_Link" text:visited-style-name="Index_20_Link">3. Advanced features<text:tab/>7</text:a></text:p>
          <text:p text:style-name="P30"><text:a xlink:type="simple" xlink:href="#__RefHeading___Toc3684_502943348" text:style-name="Index_20_Link" text:visited-style-name="Index_20_Link">3.1 Implicit Multiplication<text:tab/>7</text:a></text:p>
          <text:p text:style-name="P30"><text:a xlink:type="simple" xlink:href="#__RefHeading___Toc3684_502943348%20Copy%201" text:style-name="Index_20_Link" text:visited-style-name="Index_20_Link">3.2 Unary negation<text:tab/>7</text:a></text:p>
          <text:p text:style-name="P30"><text:a xlink:type="simple" xlink:href="#__RefHeading___Toc3684_502943348%20Copy%201%20Copy%201" text:style-name="Index_20_Link" text:visited-style-name="Index_20_Link">3.3 Multiple exponentiation operators<text:tab/>7</text:a></text:p>
          <text:p text:style-name="P29"><text:a xlink:type="simple" xlink:href="#__RefHeading___Toc3686_502943348" text:style-name="Index_20_Link" text:visited-style-name="Index_20_Link">4. Troubleshooting<text:tab/>7</text:a></text:p>
          <text:p text:style-name="P30"><text:a xlink:type="simple" xlink:href="#__RefHeading___Toc3688_502943348" text:style-name="Index_20_Link" text:visited-style-name="Index_20_Link">4.1 Unknown word<text:tab/>7</text:a></text:p>
          <text:p text:style-name="P30"><text:a xlink:type="simple" xlink:href="#__RefHeading___Toc3690_502943348" text:style-name="Index_20_Link" text:visited-style-name="Index_20_Link">4.2 Mismatched parentheses<text:tab/>8</text:a></text:p>
          <text:p text:style-name="P30"><text:a xlink:type="simple" xlink:href="#__RefHeading___Toc3692_502943348" text:style-name="Index_20_Link" text:visited-style-name="Index_20_Link">4.3 Unusable Character<text:tab/>8</text:a></text:p>
          <text:p text:style-name="P30"><text:a xlink:type="simple" xlink:href="#__RefHeading___Toc3694_502943348" text:style-name="Index_20_Link" text:visited-style-name="Index_20_Link">4.4 Number follows number<text:tab/>8</text:a></text:p>
          <text:p text:style-name="P30"><text:a xlink:type="simple" xlink:href="#__RefHeading___Toc3696_502943348" text:style-name="Index_20_Link" text:visited-style-name="Index_20_Link">4.5 Operator follows operator<text:tab/>8</text:a></text:p>
          <text:p text:style-name="P30"><text:a xlink:type="simple" xlink:href="#__RefHeading___Toc3698_502943348" text:style-name="Index_20_Link" text:visited-style-name="Index_20_Link">4.6 Binary operator incorrectly placed<text:tab/>8</text:a></text:p>
          <text:p text:style-name="P30"><text:a xlink:type="simple" xlink:href="#__RefHeading___Toc3700_502943348" text:style-name="Index_20_Link" text:visited-style-name="Index_20_Link">4.7 Empty Parentheses<text:tab/>8</text:a></text:p>
          <text:p text:style-name="P30"><text:a xlink:type="simple" xlink:href="#__RefHeading___Toc3702_502943348" text:style-name="Index_20_Link" text:visited-style-name="Index_20_Link">4.8 Operator precedes right parenthesis<text:tab/>8</text:a></text:p>
          <text:p text:style-name="P30"><text:a xlink:type="simple" xlink:href="#__RefHeading___Toc3704_502943348" text:style-name="Index_20_Link" text:visited-style-name="Index_20_Link">4.9 Unbalanced parentheses<text:tab/>8</text:a></text:p>
          <text:p text:style-name="P30"><text:a xlink:type="simple" xlink:href="#__RefHeading___Toc3706_502943348" text:style-name="Index_20_Link" text:visited-style-name="Index_20_Link">4.10 Operator at end of expression<text:tab/>9</text:a></text:p>
          <text:p text:style-name="P30"><text:a xlink:type="simple" xlink:href="#__RefHeading___Toc3708_502943348" text:style-name="Index_20_Link" text:visited-style-name="Index_20_Link">4.11 Expression generates NaN<text:tab/>9</text:a></text:p>
          <text:p text:style-name="P30"><text:a xlink:type="simple" xlink:href="#__RefHeading___Toc3710_502943348" text:style-name="Index_20_Link" text:visited-style-name="Index_20_Link">4.12 Exceeds floating point size<text:tab/>9</text:a></text:p>
          <text:p text:style-name="P30"><text:a xlink:type="simple" xlink:href="#__RefHeading___Toc3712_502943348" text:style-name="Index_20_Link" text:visited-style-name="Index_20_Link">4.13 Division by zero<text:tab/>9</text:a></text:p>
          <text:p text:style-name="P30"><text:a xlink:type="simple" xlink:href="#__RefHeading___Toc3712_502943348%20Copy%202" text:style-name="Index_20_Link" text:visited-style-name="Index_20_Link">4.14 Modulo by zero<text:tab/>9</text:a></text:p>
          <text:p text:style-name="P29"><text:a xlink:type="simple" xlink:href="#__RefHeading___Toc3714_502943348" text:style-name="Index_20_Link" text:visited-style-name="Index_20_Link">5. Examples<text:tab/>9</text:a></text:p>
          <text:p text:style-name="P30"><text:a xlink:type="simple" xlink:href="#__RefHeading___Toc3712_502943348%20Copy%201" text:style-name="Index_20_Link" text:visited-style-name="Index_20_Link">5.1 Accessing help<text:tab/>10</text:a></text:p>
          <text:p text:style-name="P30"><text:a xlink:type="simple" xlink:href="#__RefHeading___Toc3712_502943348%20Copy%201%20Copy%201" text:style-name="Index_20_Link" text:visited-style-name="Index_20_Link">5.1 Accessing help<text:tab/>10</text:a></text:p>
          <text:p text:style-name="P30"><text:a xlink:type="simple" xlink:href="#__RefHeading___Toc3712_502943348%20Copy%201%20Copy%201%20Copy%201" text:style-name="Index_20_Link" text:visited-style-name="Index_20_Link">5.3 Entering a basic expression<text:tab/>10</text:a></text:p>
          <text:p text:style-name="P30"><text:a xlink:type="simple" xlink:href="#__RefHeading___Toc3712_502943348%20Copy%201%20Copy%201%20Copy%201%20Copy%201" text:style-name="Index_20_Link" text:visited-style-name="Index_20_Link">5.4 Entering a longer expression<text:tab/>10</text:a></text:p>
          <text:p text:style-name="P30"><text:a xlink:type="simple" xlink:href="#__RefHeading___Toc3712_502943348%20Copy%201%20Copy%201%20Copy%201%20Copy%201%20Copy%201" text:style-name="Index_20_Link" text:visited-style-name="Index_20_Link">5.5 Entering an expression with exponentiation in two ways<text:tab/>11</text:a></text:p>
          <text:p text:style-name="P30"><text:a xlink:type="simple" xlink:href="#__RefHeading___Toc3712_502943348%20Copy%201%20Copy%201%20Copy%201%20Copy%201%20Copy%201%20Copy%201" text:style-name="Index_20_Link" text:visited-style-name="Index_20_Link">5.6 Using immediate evaluation<text:tab/>11</text:a></text:p>
          <text:p text:style-name="P30"><text:a xlink:type="simple" xlink:href="#__RefHeading___Toc3712_502943348%20Copy%201%20Copy%201%20Copy%201%20Copy%201%20Copy%201%20Copy%201%20Copy%201" text:style-name="Index_20_Link" text:visited-style-name="Index_20_Link">5.7 Entering an expression with parenthetical grouping<text:tab/>11</text:a></text:p>
          <text:p text:style-name="P30"><text:a xlink:type="simple" xlink:href="#__RefHeading___Toc4972_502943348" text:style-name="Index_20_Link" text:visited-style-name="Index_20_Link">5.8 Using implicit multiplication<text:tab/>11</text:a></text:p>
          <text:p text:style-name="P30"><text:a xlink:type="simple" xlink:href="#__RefHeading___Toc4974_502943348" text:style-name="Index_20_Link" text:visited-style-name="Index_20_Link">5.9 Using unary negation<text:tab/>11</text:a></text:p>
          <text:p text:style-name="P30"><text:a xlink:type="simple" xlink:href="#__RefHeading___Toc4976_502943348" text:style-name="Index_20_Link" text:visited-style-name="Index_20_Link">5.10 Accessing history<text:tab/>12</text:a></text:p>
          <text:p text:style-name="P29"><text:a xlink:type="simple" xlink:href="#__RefHeading___Toc4978_502943348" text:style-name="Index_20_Link" text:visited-style-name="Index_20_Link">6. Glossary of terms<text:tab/>12</text:a></text:p>
          <text:p text:style-name="P30"><text:a xlink:type="simple" xlink:href="#__RefHeading___Toc3718_502943348" text:style-name="Index_20_Link" text:visited-style-name="Index_20_Link">6.1 Expression<text:tab/>12</text:a></text:p>
          <text:p text:style-name="P30"><text:a xlink:type="simple" xlink:href="#__RefHeading___Toc3718_502943348%20Copy%201" text:style-name="Index_20_Link" text:visited-style-name="Index_20_Link">6.2 Operator<text:tab/>12</text:a></text:p>
          <text:p text:style-name="P30"><text:a xlink:type="simple" xlink:href="#__RefHeading___Toc3718_502943348%20Copy%202" text:style-name="Index_20_Link" text:visited-style-name="Index_20_Link">6.3 Modulo<text:tab/>12</text:a></text:p>
          <text:p text:style-name="P30"><text:a xlink:type="simple" xlink:href="#__RefHeading___Toc3718_502943348%20Copy%203" text:style-name="Index_20_Link" text:visited-style-name="Index_20_Link"><text:soft-page-break/>6.4 Unary/Binary<text:tab/>12</text:a></text:p>
          <text:p text:style-name="P29"><text:a xlink:type="simple" xlink:href="#__RefHeading___Toc3720_502943348" text:style-name="Index_20_Link" text:visited-style-name="Index_20_Link">7. FAQ<text:tab/>13</text:a></text:p>
          <text:p text:style-name="P30"><text:a xlink:type="simple" xlink:href="#__RefHeading___Toc3718_502943348%20Copy%203%20Copy%202" text:style-name="Index_20_Link" text:visited-style-name="Index_20_Link">7.1 Are decimal points accepted in input?<text:tab/>13</text:a></text:p>
          <text:p text:style-name="P30"><text:a xlink:type="simple" xlink:href="#__RefHeading___Toc3718_502943348%20Copy%203%20Copy%201%20Copy%201" text:style-name="Index_20_Link" text:visited-style-name="Index_20_Link">7.2 Why are some of my answers not exact?<text:tab/>13</text:a></text:p>
          <text:p text:style-name="P30"><text:a xlink:type="simple" xlink:href="#__RefHeading___Toc3718_502943348%20Copy%203%20Copy%201" text:style-name="Index_20_Link" text:visited-style-name="Index_20_Link">7.3 How does modulo work with floating point numbers?<text:tab/>13</text:a></text:p>
        </text:index-body>
      </text:table-of-content>
      <text:p text:style-name="P10"><text:tab/><text:tab/><text:tab/><text:tab/><text:tab/><text:tab/>User Manual </text:p>
      <text:list xml:id="list1876373416" text:style-name="WWNum2">
        <text:list-item>
          <text:h text:style-name="P109" text:outline-level="1"><text:bookmark-start text:name="__RefHeading___Toc3666_502943348"/>Introduction<text:bookmark-end text:name="__RefHeading___Toc3666_502943348"/></text:h>
        </text:list-item>
      </text:list>
      <text:p text:style-name="P71">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1"/></text:p>
      <text:p text:style-name="P172">You can download it .</text:p>
      <text:p text:style-name="P172">Download the "full_program.zip" file and extract it to, then navigate into the folder.</text:p>
      <text:p text:style-name="P71">Supported mathematical operations are:<text:span text:style-name="T1"/></text:p>
      <text:list xml:id="list981815138" text:style-name="WWNum4">
        <text:list-item>
          <text:p text:style-name="P154">Addition (+)</text:p>
        </text:list-item>
        <text:list-item>
          <text:p text:style-name="P154">Subtraction and negation (-)</text:p>
        </text:list-item>
        <text:list-item>
          <text:p text:style-name="P154">Multiplication (*)</text:p>
        </text:list-item>
        <text:list-item>
          <text:p text:style-name="P154">Division (/)</text:p>
        </text:list-item>
        <text:list-item>
          <text:p text:style-name="P154">Exponentiation (^ or **)</text:p>
        </text:list-item>
        <text:list-item>
          <text:p text:style-name="P154">Modulo (%)</text:p>
        </text:list-item>
        <text:list-item>
          <text:p text:style-name="P156">Grouping expressions within parentheses</text:p>
        </text:list-item>
      </text:list>
      <text:p text:style-name="Text_20_body"/>
      <text:p text:style-name="P71">Supported mathematical constants are:</text:p>
      <text:list xml:id="list1195367958" text:style-name="WWNum5">
        <text:list-item>
          <text:p text:style-name="P158"><text:span text:style-name="T5">π</text:span> (pi)</text:p>
        </text:list-item>
        <text:list-item>
          <text:p text:style-name="P158">Euler's number (e)</text:p>
        </text:list-item>
      </text:list>
      <text:p text:style-name="P14"/>
      <text:list xml:id="list225331735406207" text:continue-list="list1876373416" text:style-name="WWNum2">
        <text:list-item>
          <text:h text:style-name="P109" text:outline-level="1"><text:bookmark-start text:name="__RefHeading___Toc3668_502943348"/>Getting started<text:bookmark-end text:name="__RefHeading___Toc3668_502943348"/></text:h>
        </text:list-item>
      </text:list>
      <text:p text:style-name="Standard"/>
      <text:list xml:id="list673760894" text:style-name="Outline">
        <text:list-item>
          <text:list>
            <text:list-header>
              <text:h text:style-name="Heading_20_2" text:outline-level="2" text:is-list-header="true"><text:bookmark-start text:name="__RefHeading___Toc3670_502943348"/><text:span text:style-name="T64">2.1<text:tab/></text:span>Setup<text:bookmark-end text:name="__RefHeading___Toc3670_502943348"/></text:h>
            </text:list-header>
          </text:list>
        </text:list-item>
      </text:list>
      <text:p text:style-name="P71">First,<text:span text:style-name="T163"> download the "full_program.zip" from the GitHub pages site for this project</text:span> (<text:a xlink:type="simple" xlink:href="https://jakbern.github.io/EECS_348_Project/" text:style-name="Internet_20_link" text:visited-style-name="Visited_20_Internet_20_Link"><text:span text:style-name="Internet_20_link">link</text:span></text:a>). <text:span text:style-name="T163">Extract the</text:span><text:span text:style-name="T165"> "full_program"</text:span><text:span text:style-name="T163"> folder</text:span><text:span text:style-name="T164"> and navigate into it.</text:span></text:p>
      <text:p text:style-name="P71">Next, find the folder matching your operating system, with the current choices being "Windows" or "Linux".</text:p>
      <text:p text:style-name="P71">Finally, either launch run.exe<text:span text:style-name="T23"> from the command line or as a standalone application</text:span> (on Windows)<text:span text:style-name="T24">,</text:span> or<text:span text:style-name="T23"> use the command line to launch</text:span> run (on Linux)<text:span text:style-name="T23">.</text:span></text:p>
      <text:p text:style-name="P71"/>
      <text:p text:style-name="P72"/>
      <text:list xml:id="list225331814575650" text:continue-numbering="true" text:style-name="Outline">
        <text:list-item>
          <text:list>
            <text:list-header>
              <text:h text:style-name="P110" text:outline-level="2" text:is-list-header="true"><text:bookmark-start text:name="__RefHeading___Toc3672_502943348"/><text:span text:style-name="T64">2.2<text:tab/></text:span>Using the program<text:bookmark-end text:name="__RefHeading___Toc3672_502943348"/></text:h>
            </text:list-header>
          </text:list>
        </text:list-item>
      </text:list>
      <text:p text:style-name="P73">Upon startup, the user will be greeted with a welcome message and a prompt<text:span text:style-name="T49"> in the main menu</text:span> to enter<text:span text:style-name="T25"> one of the </text:span><text:span text:style-name="T26">program's keywords </text:span><text:span text:style-name="T27">which access the different areas of functionality</text:span><text:span text:style-name="T28">, or to type the "help" keyword.</text:span><text:span text:style-name="T29"> These keywords</text:span><text:span text:style-name="T30">, along with all other input,</text:span><text:span text:style-name="T29"> </text:span><text:span text:style-name="T30">is</text:span><text:span text:style-name="T29"> case-sensitive.</text:span></text:p>
      <text:p text:style-name="P73"/>
      <text:list xml:id="list225332060442925" text:continue-numbering="true" text:style-name="Outline">
        <text:list-item>
          <text:list>
            <text:list-header>
              <text:h text:style-name="P111" text:outline-level="2" text:is-list-header="true"><text:bookmark-start text:name="__RefHeading___Toc3674_502943348"/><text:span text:style-name="T64">2.3<text:tab/></text:span>Main Menu<text:bookmark-end text:name="__RefHeading___Toc3674_502943348"/></text:h>
            </text:list-header>
          </text:list>
        </text:list-item>
      </text:list>
      <text:p text:style-name="P74">The keywords a user can enter<text:span text:style-name="T50"> in the main menu</text:span>, along with their associated function<text:span text:style-name="T51">ali</text:span>ty, are:</text:p>
      <text:list text:style-name="L1">
        <text:list-item>
          <text:p text:style-name="P160">help</text:p>
          <text:p text:style-name="P167">Displays all the keywords in the program<text:span text:style-name="T31"> along with a brief description of each. Immediately returns to the main menu.</text:span></text:p>
        </text:list-item>
        <text:list-item>
          <text:p text:style-name="P161">eval</text:p>
          <text:p text:style-name="P161"><text:span text:style-name="T9">Enters the user into evaluation mode</text:span><text:span text:style-name="T10">, in which they can enter an arithmetic expression using the built-in operators and numeric constants</text:span><text:span text:style-name="T11">.</text:span><text:span text:style-name="T13"> See </text:span><text:span text:style-name="T44">2</text:span><text:span text:style-name="T40">.</text:span><text:span text:style-name="T41">4</text:span><text:span text:style-name="T40"> Evaluation Menu</text:span><text:span text:style-name="T42"> </text:span><text:span text:style-name="T48">for more information.</text:span></text:p>
          <text:p text:style-name="P162"><text:span text:style-name="T11">A</text:span><text:span text:style-name="T9">lternatively, can be used to immediately evaluate an expression from the main menu </text:span><text:span text:style-name="T12">by following the keyword with the desired expression to be evaluated.</text:span></text:p>
        </text:list-item>
        <text:list-item>
          <text:p text:style-name="P163">history</text:p>
          <text:p text:style-name="P163"><text:span text:style-name="T9">Displays a history of </text:span><text:span text:style-name="T14">all calculated expressions</text:span><text:span text:style-name="T15"> and allows the user</text:span><text:span text:style-name="T16"> to select an expression to</text:span><text:span text:style-name="T17"> view</text:span><text:span text:style-name="T16"> </text:span><text:span text:style-name="T17">the</text:span><text:span text:style-name="T16"> result</text:span><text:span text:style-name="T17"> again.</text:span></text:p>
          <text:p text:style-name="P164"><text:span text:style-name="T17">S</text:span><text:span text:style-name="T9">ee </text:span><text:span text:style-name="T43">2</text:span><text:span text:style-name="T39">.5 History Menu</text:span><text:span text:style-name="T47"> for more info</text:span><text:span text:style-name="T48">rmation</text:span><text:span text:style-name="T47">.</text:span></text:p>
        </text:list-item>
        <text:list-item>
          <text:p text:style-name="P168">exit</text:p>
          <text:p text:style-name="P169">Exits the program.</text:p>
          <text:p text:style-name="P165"/>
        </text:list-item>
      </text:list>
      <text:list xml:id="list225330894658743" text:continue-list="list225332060442925" text:style-name="Outline">
        <text:list-item>
          <text:list>
            <text:list-header>
              <text:h text:style-name="P112" text:outline-level="2" text:is-list-header="true"><text:bookmark-start text:name="__RefHeading___Toc3676_502943348"/><text:span text:style-name="T65">2.4<text:tab/></text:span>Evaluation Menu<text:bookmark-end text:name="__RefHeading___Toc3676_502943348"/></text:h>
            </text:list-header>
          </text:list>
        </text:list-item>
      </text:list>
      <text:p text:style-name="P76">In the evaluation menu, users can input<text:span text:style-name="T52"> arithmetic </text:span><text:span text:style-name="T53">expressions</text:span><text:span text:style-name="T57"> using built-in supported operations </text:span><text:span text:style-name="T58">and</text:span><text:span text:style-name="T59"> numeric constants</text:span><text:span text:style-name="T53"> </text:span><text:span text:style-name="T54">and have the </text:span><text:span text:style-name="T55">result returned to them</text:span></text:p>
      <text:p text:style-name="P76"><text:span text:style-name="T56">After pressing enter, the </text:span><text:span text:style-name="T60">result w</text:span><text:span text:style-name="T61">ill be displayed</text:span><text:span text:style-name="T62">. Incorrectly formatted or mathematically invalid</text:span><text:span text:style-name="T63"> expressions will result in an error being displayed.</text:span></text:p>
      <text:p text:style-name="P77">For all supported operations<text:span text:style-name="T59"> and constants</text:span>, see <text:span text:style-name="T34">2</text:span><text:span text:style-name="T32">.6 Supported Operations</text:span><text:span text:style-name="T45"> </text:span><text:span text:style-name="T33">and Constants</text:span><text:span text:style-name="T35">.</text:span></text:p>
      <text:p text:style-name="P77"/>
      <text:list xml:id="list225332987841941" text:continue-numbering="true" text:style-name="Outline">
        <text:list-item>
          <text:list>
            <text:list-header>
              <text:h text:style-name="P113" text:outline-level="2" text:is-list-header="true"><text:bookmark-start text:name="__RefHeading___Toc3678_502943348"/><text:span text:style-name="T66">2.5<text:tab/></text:span>History Menu<text:bookmark-end text:name="__RefHeading___Toc3678_502943348"/></text:h>
            </text:list-header>
          </text:list>
        </text:list-item>
      </text:list>
      <text:p text:style-name="P71">The history menu<text:span text:style-name="T67"> allows the viewer to see the last eight (8)</text:span><text:span text:style-name="T68"> expressions which have previously been entered and evaluated, successfully or not.</text:span><text:span text:style-name="T69"> </text:span></text:p>
      <text:p text:style-name="P71"><text:span text:style-name="T69">By entering the number of an expression the </text:span><text:span text:style-name="T70">user would like to see the result of again, the program will then display both the expression and its result to the user and then return them to the main menu.</text:span></text:p>
      <text:p text:style-name="P71">Any other input<text:span text:style-name="T71"> returns the user to the main menu.</text:span></text:p>
      <text:p text:style-name="P71"/>
      <text:p text:style-name="P71"/>
      <text:list xml:id="list225332271453749" text:continue-numbering="true" text:style-name="Outline">
        <text:list-item>
          <text:list>
            <text:list-header>
              <text:h text:style-name="P114" text:outline-level="2" text:is-list-header="true"><text:bookmark-start text:name="__RefHeading___Toc3680_502943348"/><text:soft-page-break/><text:span text:style-name="T72">2.6<text:tab/></text:span>Supported Operations and Constants<text:bookmark-end text:name="__RefHeading___Toc3680_502943348"/></text:h>
            </text:list-header>
          </text:list>
        </text:list-item>
      </text:list>
      <text:p text:style-name="P70">Supported mathematical operations are:<text:span text:style-name="T1"/></text:p>
      <text:list xml:id="list225331322108876" text:continue-list="list981815138" text:style-name="WWNum4">
        <text:list-item>
          <text:p text:style-name="P155">Addition (+)</text:p>
        </text:list-item>
        <text:list-item>
          <text:p text:style-name="P155">Subtraction and negation (-)</text:p>
        </text:list-item>
        <text:list-item>
          <text:p text:style-name="P155">Multiplication (*)</text:p>
        </text:list-item>
        <text:list-item>
          <text:p text:style-name="P155">Division (/)</text:p>
        </text:list-item>
        <text:list-item>
          <text:p text:style-name="P155">Exponentiation (^ or **)</text:p>
        </text:list-item>
        <text:list-item>
          <text:p text:style-name="P155">Modulo (%)</text:p>
        </text:list-item>
        <text:list-item>
          <text:p text:style-name="P157">Grouping expressions within parentheses</text:p>
        </text:list-item>
      </text:list>
      <text:p text:style-name="P69"/>
      <text:p text:style-name="P70">Supported mathematical constants are:</text:p>
      <text:list xml:id="list225331685579078" text:continue-list="list1195367958" text:style-name="WWNum5">
        <text:list-item>
          <text:p text:style-name="P159"><text:span text:style-name="T5">π</text:span> (pi)</text:p>
        </text:list-item>
        <text:list-item>
          <text:p text:style-name="P159">Euler's number (e)</text:p>
        </text:list-item>
      </text:list>
      <text:p text:style-name="P75"/>
      <text:list xml:id="list225331329423095" text:continue-list="list225331735406207" text:style-name="WWNum2">
        <text:list-item>
          <text:h text:style-name="P109" text:outline-level="1"><text:bookmark-start text:name="__RefHeading___Toc3682_502943348"/><text:bookmark-start text:name="_Toc5431513"/>Advanced features<text:bookmark-end text:name="__RefHeading___Toc3682_502943348"/><text:bookmark-end text:name="_Toc5431513"/></text:h>
        </text:list-item>
      </text:list>
      <text:p text:style-name="P15"/>
      <text:p text:style-name="P32"><text:span text:style-name="T77">For </text:span><text:span text:style-name="T78">more </text:span><text:span text:style-name="T77">example</text:span><text:span text:style-name="T78">s</text:span><text:span text:style-name="T124"> of each</text:span><text:span text:style-name="T77">, see</text:span><text:span text:style-name="T78"> </text:span><text:span text:style-name="T36">Section 5, Examples</text:span><text:span text:style-name="T46">.</text:span></text:p>
      <text:list xml:id="list225332549877890" text:continue-list="list225332271453749" text:style-name="Outline">
        <text:list-item>
          <text:list>
            <text:list-header>
              <text:h text:style-name="P115" text:outline-level="2" text:is-list-header="true"><text:bookmark-start text:name="__RefHeading___Toc3684_502943348"/>3.1<text:tab/>Implicit Multiplication<text:bookmark-end text:name="__RefHeading___Toc3684_502943348"/></text:h>
            </text:list-header>
          </text:list>
        </text:list-item>
      </text:list>
      <text:p text:style-name="P31">When evaluating an expression, users may <text:span text:style-name="T73">multiple or constants within groups of parentheses by placing them adjacent to others.</text:span><text:span text:style-name="T74"> A group of parentheses must be separating</text:span><text:span text:style-name="T75"> one of the</text:span><text:span text:style-name="T76"> expressions from the other</text:span><text:span text:style-name="T77">. For instance, the expression "9 (1 + 1)" would be expanded to <text:s/>"9 * (1 + 1)".</text:span></text:p>
      <text:p text:style-name="P31"/>
      <text:list xml:id="list225331031634606" text:continue-numbering="true" text:style-name="Outline">
        <text:list-item>
          <text:list>
            <text:list-header>
              <text:h text:style-name="P116" text:outline-level="2" text:is-list-header="true"><text:bookmark-start text:name="__RefHeading___Toc3684_502943348 Copy 1"/>3.<text:span text:style-name="T124">2</text:span><text:tab/><text:span text:style-name="T124">Unary negation</text:span><text:bookmark-end text:name="__RefHeading___Toc3684_502943348 Copy 1"/></text:h>
            </text:list-header>
          </text:list>
        </text:list-item>
      </text:list>
      <text:p text:style-name="P33">A minus sign can also be used as a unary operator that negates the number to its right.<text:span text:style-name="T125"> This is triggered automatically when minus signs are placed in parts of the expression that binary operators cannot be placed normally, such as at the beginning of an expression or after another operator.</text:span></text:p>
      <text:p text:style-name="P33"/>
      <text:list xml:id="list225332778618067" text:continue-numbering="true" text:style-name="Outline">
        <text:list-item>
          <text:list>
            <text:list-header>
              <text:h text:style-name="P117" text:outline-level="2" text:is-list-header="true"><text:bookmark-start text:name="__RefHeading___Toc3684_502943348 Copy 1 Copy 1"/>3.<text:span text:style-name="T126">3</text:span><text:tab/><text:span text:style-name="T127">Multiple exponentiation operators</text:span><text:bookmark-end text:name="__RefHeading___Toc3684_502943348 Copy 1 Copy 1"/></text:h>
            </text:list-header>
          </text:list>
        </text:list-item>
      </text:list>
      <text:p text:style-name="P71">Exponentiation<text:span text:style-name="T127"> can use either the ^ operator or can </text:span><text:span text:style-name="T128">use</text:span><text:span text:style-name="T127"> two asterisks in a row **.</text:span></text:p>
      <text:p text:style-name="P71"/>
      <text:list xml:id="list225332784545224" text:continue-numbering="true" text:style-name="Outline">
        <text:list-item>
          <text:list>
            <text:list-header>
              <text:h text:style-name="P118" text:outline-level="2" text:is-list-header="true"><text:bookmark-start text:name="__RefHeading___Toc3684_502943348 Copy 1 Copy 1 Copy 1"/>3.<text:span text:style-name="T153">4</text:span><text:tab/><text:span text:style-name="T154">Scientific notation</text:span><text:bookmark-end text:name="__RefHeading___Toc3684_502943348 Copy 1 Copy 1 Copy 1"/></text:h>
            </text:list-header>
          </text:list>
        </text:list-item>
      </text:list>
      <text:p text:style-name="P41">Small values (smaller than 0.01) will be output in scientific notation<text:span text:style-name="T155">. For an explanation of scientific notation, see</text:span><text:span text:style-name="T37"> Section 6, Glossary of Terms</text:span><text:span text:style-name="T38">.</text:span></text:p>
      <text:p text:style-name="P12"/>
      <text:p text:style-name="P13"/>
      <text:list xml:id="list225332706044649" text:continue-list="list225331329423095" text:style-name="WWNum2">
        <text:list-item>
          <text:h text:style-name="P109" text:outline-level="1"><text:bookmark-start text:name="__RefHeading___Toc3686_502943348"/><text:bookmark-start text:name="_Toc5431514"/>Troubleshooting <text:bookmark-end text:name="__RefHeading___Toc3686_502943348"/><text:bookmark-end text:name="_Toc5431514"/><text:span text:style-name="T6"/></text:h>
        </text:list-item>
      </text:list>
      <text:p text:style-name="P103"/>
      <text:p text:style-name="P171">Some errors <text:span text:style-name="T79">messages </text:span>that might be encountered <text:span text:style-name="T79">while running the program and their meanings are detailed below</text:span><text:span text:style-name="T81">. <text:s/></text:span><text:span text:style-name="T8">It should be noted in the program that indexing starts at 0</text:span><text:span text:style-name="T7"> for all expressions.</text:span><text:span text:style-name="T21"/></text:p>
      <text:p text:style-name="P78"/>
      <text:list xml:id="list225331544708878" text:continue-list="list225332784545224" text:style-name="Outline">
        <text:list-item>
          <text:list>
            <text:list-header>
              <text:h text:style-name="P119" text:outline-level="2" text:is-list-header="true"><text:bookmark-start text:name="__RefHeading___Toc3688_502943348"/>4.1<text:tab/>Unknown <text:span text:style-name="T100">w</text:span>ord<text:bookmark-end text:name="__RefHeading___Toc3688_502943348"/><text:span text:style-name="T21"/></text:h>
            </text:list-header>
          </text:list>
        </text:list-item>
      </text:list>
      <text:p text:style-name="P80">Message</text:p>
      <text:p text:style-name="P53">Error: Unknown word "<text:span text:style-name="T80">&lt;example word&gt;</text:span>" in expression</text:p>
      <text:p text:style-name="P80">Meaning</text:p>
      <text:p text:style-name="P80"><text:span text:style-name="T9">The user has entered a word not in the program's vocabulary</text:span><text:span text:style-name="T18"> which cannot be recognized.</text:span></text:p>
      <text:p text:style-name="P78"/>
      <text:list xml:id="list225331054049618" text:continue-numbering="true" text:style-name="Outline">
        <text:list-item>
          <text:list>
            <text:list-header>
              <text:h text:style-name="P119" text:outline-level="2" text:is-list-header="true"><text:bookmark-start text:name="__RefHeading___Toc3690_502943348"/>4.2<text:tab/>Mismatched <text:span text:style-name="T100">p</text:span>arentheses<text:bookmark-end text:name="__RefHeading___Toc3690_502943348"/><text:span text:style-name="T21"/></text:h>
            </text:list-header>
          </text:list>
        </text:list-item>
      </text:list>
      <text:p text:style-name="P81">Message</text:p>
      <text:p text:style-name="P53">Error: Mismatched parentheses at position x</text:p>
      <text:p text:style-name="P82">Meaning</text:p>
      <text:p text:style-name="P90">The user has input<text:span text:style-name="T82"> </text:span><text:span text:style-name="T83">a right parenthesis character in an invalid position with no matching left parenthesis</text:span><text:span text:style-name="T84">.</text:span></text:p>
      <text:p text:style-name="P78"/>
      <text:list xml:id="list225331249036050" text:continue-numbering="true" text:style-name="Outline">
        <text:list-item>
          <text:list>
            <text:list-header>
              <text:h text:style-name="P120" text:outline-level="2" text:is-list-header="true"><text:bookmark-start text:name="__RefHeading___Toc3692_502943348"/>4.<text:span text:style-name="T94">3</text:span><text:tab/>Un<text:span text:style-name="T94">usable Character</text:span><text:bookmark-end text:name="__RefHeading___Toc3692_502943348"/><text:span text:style-name="T21"/></text:h>
            </text:list-header>
          </text:list>
        </text:list-item>
      </text:list>
      <text:p text:style-name="P17">Message</text:p>
      <text:p text:style-name="P53">Error: Unusable character 'x' at position y</text:p>
      <text:p text:style-name="P18">Meaning</text:p>
      <text:p text:style-name="P97">The user has entered a character that is not in the program's vocabulary at the given position in the expression.</text:p>
      <text:p text:style-name="P79"/>
      <text:list xml:id="list225332448563383" text:continue-numbering="true" text:style-name="Outline">
        <text:list-item>
          <text:list>
            <text:list-header>
              <text:h text:style-name="P121" text:outline-level="2" text:is-list-header="true"><text:bookmark-start text:name="__RefHeading___Toc3694_502943348"/>4.<text:span text:style-name="T95">4</text:span><text:tab/><text:span text:style-name="T95">Number </text:span><text:span text:style-name="T99">f</text:span><text:span text:style-name="T95">ollows </text:span><text:span text:style-name="T99">n</text:span><text:span text:style-name="T95">umber</text:span><text:bookmark-end text:name="__RefHeading___Toc3694_502943348"/><text:span text:style-name="T21"/></text:h>
            </text:list-header>
          </text:list>
        </text:list-item>
      </text:list>
      <text:p text:style-name="P19">Message</text:p>
      <text:p text:style-name="P53">Number follows number at position x</text:p>
      <text:p text:style-name="P19">Meaning</text:p>
      <text:p text:style-name="P45">The user has entered an expression in which two numbers (separated by a whitespace) follow each other.</text:p>
      <text:p text:style-name="P78"/>
      <text:list xml:id="list225332066921526" text:continue-numbering="true" text:style-name="Outline">
        <text:list-item>
          <text:list>
            <text:list-header>
              <text:h text:style-name="P122" text:outline-level="2" text:is-list-header="true"><text:bookmark-start text:name="__RefHeading___Toc3696_502943348"/>4.<text:span text:style-name="T96">5</text:span><text:tab/><text:span text:style-name="T97">Operator </text:span><text:span text:style-name="T99">f</text:span><text:span text:style-name="T97">ollows </text:span><text:span text:style-name="T99">o</text:span><text:span text:style-name="T97">perator</text:span><text:bookmark-end text:name="__RefHeading___Toc3696_502943348"/><text:span text:style-name="T21"/></text:h>
            </text:list-header>
          </text:list>
        </text:list-item>
      </text:list>
      <text:p text:style-name="P20">Message</text:p>
      <text:p text:style-name="P53">Error: Operator follows operator at position x</text:p>
      <text:p text:style-name="P83">Meaning</text:p>
      <text:p text:style-name="P91">The user has entered an expression in which two<text:span text:style-name="T85"> binary</text:span> operators<text:span text:style-name="T85"> follow each other.</text:span></text:p>
      <text:p text:style-name="P78"/>
      <text:list xml:id="list225331857817993" text:continue-numbering="true" text:style-name="Outline">
        <text:list-item>
          <text:list>
            <text:list-header>
              <text:h text:style-name="P123" text:outline-level="2" text:is-list-header="true"><text:bookmark-start text:name="__RefHeading___Toc3698_502943348"/>4.<text:span text:style-name="T98">6</text:span><text:tab/><text:span text:style-name="T99">Binary operator incorrectly placed</text:span><text:bookmark-end text:name="__RefHeading___Toc3698_502943348"/><text:span text:style-name="T21"/></text:h>
            </text:list-header>
          </text:list>
        </text:list-item>
      </text:list>
      <text:p text:style-name="P21">Message</text:p>
      <text:p text:style-name="P53">Error: Binary operator 'x' incorrectly placed at position y</text:p>
      <text:p text:style-name="P21">Meaning</text:p>
      <text:p text:style-name="P36">The user has entered an expression in which a binary operator is placed in an invalid position, such after a left parenthesis or at the very beginning of the expression.</text:p>
      <text:p text:style-name="P78"/>
      <text:p text:style-name="P78"/>
      <text:p text:style-name="P78"/>
      <text:list xml:id="list225332062415870" text:continue-numbering="true" text:style-name="Outline">
        <text:list-item>
          <text:list>
            <text:list-header>
              <text:h text:style-name="P124" text:outline-level="2" text:is-list-header="true"><text:bookmark-start text:name="__RefHeading___Toc3700_502943348"/><text:soft-page-break/>4.<text:span text:style-name="T102">7</text:span><text:tab/><text:span text:style-name="T101">Empty Parentheses</text:span><text:bookmark-end text:name="__RefHeading___Toc3700_502943348"/><text:span text:style-name="T21"/></text:h>
            </text:list-header>
          </text:list>
        </text:list-item>
      </text:list>
      <text:p text:style-name="P22">Message</text:p>
      <text:p text:style-name="P53">Error: Empty parentheses at position x</text:p>
      <text:p text:style-name="P22">Meaning</text:p>
      <text:p text:style-name="P37">The user has <text:span text:style-name="T86">input a pair of parentheses</text:span><text:span text:style-name="T87"> which encloses nothing.</text:span></text:p>
      <text:p text:style-name="P78"/>
      <text:list xml:id="list225331190671788" text:continue-numbering="true" text:style-name="Outline">
        <text:list-item>
          <text:list>
            <text:list-header>
              <text:h text:style-name="P125" text:outline-level="2" text:is-list-header="true"><text:bookmark-start text:name="__RefHeading___Toc3702_502943348"/>4.<text:span text:style-name="T103">8</text:span><text:tab/><text:span text:style-name="T104">Operator precedes right parenthesis</text:span><text:bookmark-end text:name="__RefHeading___Toc3702_502943348"/><text:span text:style-name="T21"/></text:h>
            </text:list-header>
          </text:list>
        </text:list-item>
      </text:list>
      <text:p text:style-name="P166">Message<text:span text:style-name="T21"/></text:p>
      <text:p text:style-name="P53">Error: Operator precedes right parenthesis at position x</text:p>
      <text:p text:style-name="P23">Meaning</text:p>
      <text:p text:style-name="P38">The user has <text:span text:style-name="T86">input a</text:span><text:span text:style-name="T88">n operator directly preceding a</text:span><text:span text:style-name="T89"> closing parentheses.</text:span></text:p>
      <text:p text:style-name="P78"/>
      <text:list xml:id="list225332213215550" text:continue-numbering="true" text:style-name="Outline">
        <text:list-item>
          <text:list>
            <text:list-header>
              <text:h text:style-name="P126" text:outline-level="2" text:is-list-header="true"><text:bookmark-start text:name="__RefHeading___Toc3704_502943348"/>4.<text:span text:style-name="T105">9</text:span><text:tab/><text:span text:style-name="T106">Unbalanced parentheses</text:span><text:bookmark-end text:name="__RefHeading___Toc3704_502943348"/><text:span text:style-name="T21"/></text:h>
            </text:list-header>
          </text:list>
        </text:list-item>
      </text:list>
      <text:p text:style-name="P24">Message</text:p>
      <text:p text:style-name="P53">Error: Parentheses in expression are not balanced</text:p>
      <text:p text:style-name="P84">Meaning</text:p>
      <text:p text:style-name="P96">The amount of opening and closing parentheses in the expression are not equal.</text:p>
      <text:p text:style-name="P78"/>
      <text:list xml:id="list225331108936201" text:continue-numbering="true" text:style-name="Outline">
        <text:list-item>
          <text:list>
            <text:list-header>
              <text:h text:style-name="P127" text:outline-level="2" text:is-list-header="true"><text:bookmark-start text:name="__RefHeading___Toc3706_502943348"/>4.<text:span text:style-name="T107">10</text:span><text:tab/><text:span text:style-name="T107">Operator at end of expression</text:span><text:bookmark-end text:name="__RefHeading___Toc3706_502943348"/><text:span text:style-name="T21"/></text:h>
            </text:list-header>
          </text:list>
        </text:list-item>
      </text:list>
      <text:p text:style-name="P85">Message</text:p>
      <text:p text:style-name="P53">Error: Operator at the end of expression</text:p>
      <text:p text:style-name="P85">Me<text:span text:style-name="T90">aning</text:span></text:p>
      <text:p text:style-name="P92">An operator is at the end of the expression and cannot be evaluated.</text:p>
      <text:p text:style-name="P78"/>
      <text:list xml:id="list225331007117127" text:continue-numbering="true" text:style-name="Outline">
        <text:list-item>
          <text:list>
            <text:list-header>
              <text:h text:style-name="P128" text:outline-level="2" text:is-list-header="true"><text:bookmark-start text:name="__RefHeading___Toc3708_502943348"/>4.<text:span text:style-name="T108">11</text:span><text:tab/><text:span text:style-name="T108">Expression generates NaN</text:span><text:bookmark-end text:name="__RefHeading___Toc3708_502943348"/><text:span text:style-name="T21"/></text:h>
            </text:list-header>
          </text:list>
        </text:list-item>
      </text:list>
      <text:p text:style-name="P85">Message</text:p>
      <text:p text:style-name="P53">Error: Expression generated NaN during evaluation</text:p>
      <text:p text:style-name="P25">Meaning</text:p>
      <text:p text:style-name="P39">The expression could not be evaluated because<text:span text:style-name="T91"> an operation within the expression produced a NaN floating point value</text:span><text:span text:style-name="T92">. This can happen when taking negative square roots, for instance.</text:span></text:p>
      <text:p text:style-name="P25"/>
      <text:list xml:id="list225331498730999" text:continue-numbering="true" text:style-name="Outline">
        <text:list-item>
          <text:list>
            <text:list-header>
              <text:h text:style-name="P129" text:outline-level="2" text:is-list-header="true"><text:bookmark-start text:name="__RefHeading___Toc3710_502943348"/>4.<text:span text:style-name="T109">12</text:span><text:tab/><text:span text:style-name="T109">Exceeds floating point size</text:span><text:bookmark-end text:name="__RefHeading___Toc3710_502943348"/><text:span text:style-name="T21"/></text:h>
            </text:list-header>
          </text:list>
        </text:list-item>
      </text:list>
      <text:p text:style-name="P26">Message</text:p>
      <text:p text:style-name="P53">Error: Exceeds floating point size limit (generated infinity during evaluation)</text:p>
      <text:p text:style-name="P86">Meaning</text:p>
      <text:p text:style-name="P87"><text:span text:style-name="T9">A value generated by evaluating the expression exceeded the size that</text:span><text:span text:style-name="T19"> </text:span><text:span text:style-name="T20">floating point numbers can accomodate and an "inf" value was generated.</text:span></text:p>
      <text:p text:style-name="P78"/>
      <text:list xml:id="list225332540247679" text:continue-numbering="true" text:style-name="Outline">
        <text:list-item>
          <text:list>
            <text:list-header>
              <text:h text:style-name="P130" text:outline-level="2" text:is-list-header="true"><text:bookmark-start text:name="__RefHeading___Toc3712_502943348"/>4.<text:span text:style-name="T111">13</text:span><text:tab/><text:span text:style-name="T110">Division by zero</text:span><text:bookmark-end text:name="__RefHeading___Toc3712_502943348"/><text:span text:style-name="T21"/></text:h>
            </text:list-header>
          </text:list>
        </text:list-item>
      </text:list>
      <text:p text:style-name="P27">Message</text:p>
      <text:p text:style-name="P53">Error: Division by zero encountered in expression</text:p>
      <text:p text:style-name="P88">Meaning</text:p>
      <text:p text:style-name="P93">Somewhere in the expression<text:span text:style-name="T93"> a division by zero occurs, so the expression cannot be evaluated.</text:span></text:p>
      <text:p text:style-name="P93"/>
      <text:p text:style-name="P93"/>
      <text:p text:style-name="P93"/>
      <text:list xml:id="list225332722040452" text:continue-numbering="true" text:style-name="Outline">
        <text:list-item>
          <text:list>
            <text:list-header>
              <text:h text:style-name="P131" text:outline-level="2" text:is-list-header="true"><text:bookmark-start text:name="__RefHeading___Toc3712_502943348 Copy 2"/><text:soft-page-break/>4.<text:span text:style-name="T111">1</text:span><text:span text:style-name="T123">4</text:span><text:tab/><text:span text:style-name="T129">Modulo</text:span><text:span text:style-name="T110"> by zero</text:span><text:bookmark-end text:name="__RefHeading___Toc3712_502943348 Copy 2"/><text:span text:style-name="T21"/></text:h>
            </text:list-header>
          </text:list>
        </text:list-item>
      </text:list>
      <text:p text:style-name="P28">Message</text:p>
      <text:p text:style-name="P93">Error: Modulo by zero encountered in expression</text:p>
      <text:p text:style-name="P89">Meaning</text:p>
      <text:p text:style-name="P94">Somewhere in the expression<text:span text:style-name="T93"> a </text:span><text:span text:style-name="T123">modulo</text:span><text:span text:style-name="T93"> by zero occurs, so the expression cannot be evaluated.</text:span></text:p>
      <text:p text:style-name="P94"/>
      <text:p text:style-name="P95"/>
      <text:list xml:id="list225331580485271" text:continue-list="list225332706044649" text:style-name="WWNum2">
        <text:list-item>
          <text:h text:style-name="P109" text:outline-level="1"><text:bookmark-start text:name="__RefHeading___Toc3714_502943348"/><text:bookmark text:name="_Toc5431515"/>Examples <text:bookmark-end text:name="__RefHeading___Toc3714_502943348"/></text:h>
        </text:list-item>
      </text:list>
      <text:p text:style-name="P98">The following are examples of user interaction with the program.</text:p>
      <text:p text:style-name="P99">The format in which the following examples are presented is demonstrated below:</text:p>
      <text:p text:style-name="P55">This is a message from the program.</text:p>
      <text:p text:style-name="P55">This is still a message from the program.</text:p>
      <text:p text:style-name="P54">&gt;this is user input</text:p>
      <text:p text:style-name="P54"/>
      <text:list xml:id="list225332833695486" text:continue-list="list225332722040452" text:style-name="Outline">
        <text:list-item>
          <text:list>
            <text:list-header>
              <text:h text:style-name="P132" text:outline-level="2" text:is-list-header="true"><text:bookmark-start text:name="__RefHeading___Toc3712_502943348 Copy 1"/><text:span text:style-name="T112">5.1</text:span><text:tab/><text:span text:style-name="T114">Accessing help</text:span><text:bookmark-end text:name="__RefHeading___Toc3712_502943348 Copy 1"/><text:span text:style-name="T21"/></text:h>
            </text:list-header>
          </text:list>
        </text:list-item>
      </text:list>
      <text:p text:style-name="P46"/>
      <text:p text:style-name="P47">Welcome to the Arithmetic Expression Evaluator!</text:p>
      <text:p text:style-name="P47">Enter a command below, type "help" for help:</text:p>
      <text:p text:style-name="P47"><text:span text:style-name="T113">&gt;</text:span>help</text:p>
      <text:p text:style-name="P47">Supported operators:</text:p>
      <text:p text:style-name="P47">+, -, /, *, %, ^ (or **)</text:p>
      <text:p text:style-name="P47">Current commands are:</text:p>
      <text:p text:style-name="P47">- "eval": allows you to enter an expression to be evaluated</text:p>
      <text:p text:style-name="P47"><text:s text:c="8"/>- alternvatively, enter "eval &lt;your expression&gt;" (without angle brackets)</text:p>
      <text:p text:style-name="P47">- "exit": exits program</text:p>
      <text:p text:style-name="P47">- "history": displays history and allows selecting a previous expression</text:p>
      <text:p text:style-name="P47">- "help": displays this stuff</text:p>
      <text:p text:style-name="P47"/>
      <text:list xml:id="list225331233528192" text:continue-numbering="true" text:style-name="Outline">
        <text:list-item>
          <text:list>
            <text:list-header>
              <text:h text:style-name="P133" text:outline-level="2" text:is-list-header="true"><text:bookmark-start text:name="__RefHeading___Toc3712_502943348 Copy 1 Copy 1"/><text:span text:style-name="T112">5.1</text:span><text:tab/><text:span text:style-name="T114">Accessing help</text:span><text:bookmark-end text:name="__RefHeading___Toc3712_502943348 Copy 1 Copy 1"/><text:span text:style-name="T21"/></text:h>
            </text:list-header>
          </text:list>
        </text:list-item>
      </text:list>
      <text:p text:style-name="P59"/>
      <text:p text:style-name="P48">Welcome to the Arithmetic Expression Evaluator!</text:p>
      <text:p text:style-name="P48">Enter a command below, type "help" for help:</text:p>
      <text:p text:style-name="P48"><text:span text:style-name="T113">&gt;</text:span>help</text:p>
      <text:p text:style-name="P48">Supported operators:</text:p>
      <text:p text:style-name="P48">+, -, /, *, %, ^ (or **)</text:p>
      <text:p text:style-name="P52">Supported<text:span text:style-name="T133"> numerical</text:span> constants:</text:p>
      <text:p text:style-name="P52">pi, e</text:p>
      <text:p text:style-name="P48">Current commands are:</text:p>
      <text:p text:style-name="P48">- "eval": allows you to enter an expression to be evaluated</text:p>
      <text:p text:style-name="P48"><text:s text:c="8"/>- alternvatively, enter "eval &lt;your expression&gt;" (without angle brackets)</text:p>
      <text:p text:style-name="P48">- "exit": exits program</text:p>
      <text:p text:style-name="P48">- "history": displays history and allows selecting a previous expression</text:p>
      <text:p text:style-name="P48">- "help": displays this stuff</text:p>
      <text:p text:style-name="P46"/>
      <text:p text:style-name="P46"/>
      <text:p text:style-name="P46"/>
      <text:p text:style-name="P46"/>
      <text:p text:style-name="P46"/>
      <text:p text:style-name="P46"/>
      <text:p text:style-name="P46"/>
      <text:p text:style-name="P46"/>
      <text:list xml:id="list225332964535860" text:continue-numbering="true" text:style-name="Outline">
        <text:list-item>
          <text:list>
            <text:list-header>
              <text:h text:style-name="P134" text:outline-level="2" text:is-list-header="true"><text:bookmark-start text:name="__RefHeading___Toc3712_502943348 Copy 1 Copy 1 Copy 1"/><text:soft-page-break/><text:span text:style-name="T112">5.</text:span><text:span text:style-name="T117">3</text:span><text:tab/><text:span text:style-name="T115">Entering a basic expression</text:span><text:bookmark-end text:name="__RefHeading___Toc3712_502943348 Copy 1 Copy 1 Copy 1"/><text:span text:style-name="T21"/></text:h>
            </text:list-header>
          </text:list>
        </text:list-item>
      </text:list>
      <text:p text:style-name="P60"/>
      <text:p text:style-name="P49">Enter a command below, type "help" for help:</text:p>
      <text:p text:style-name="P49"><text:span text:style-name="T115">&gt;</text:span>eval</text:p>
      <text:p text:style-name="P49">Enter expression to be evaluated or type "exit" to exit.</text:p>
      <text:p text:style-name="P49"><text:span text:style-name="T115">&gt;</text:span>1 + 2</text:p>
      <text:p text:style-name="P49">Result:</text:p>
      <text:p text:style-name="P49">3.00</text:p>
      <text:p text:style-name="P49"/>
      <text:list xml:id="list225331077790376" text:continue-numbering="true" text:style-name="Outline">
        <text:list-item>
          <text:list>
            <text:list-header>
              <text:h text:style-name="P135" text:outline-level="2" text:is-list-header="true"><text:bookmark-start text:name="__RefHeading___Toc3712_502943348 Copy 1 Copy 1 Copy 1 Copy 1"/><text:span text:style-name="T112">5.</text:span><text:span text:style-name="T117">4</text:span><text:tab/><text:span text:style-name="T115">Entering a </text:span><text:span text:style-name="T116">longer</text:span><text:span text:style-name="T115"> expression</text:span><text:bookmark-end text:name="__RefHeading___Toc3712_502943348 Copy 1 Copy 1 Copy 1 Copy 1"/><text:span text:style-name="T21"/></text:h>
            </text:list-header>
          </text:list>
        </text:list-item>
      </text:list>
      <text:p text:style-name="P62"/>
      <text:p text:style-name="P47">Enter a command below, type "help" for help:</text:p>
      <text:p text:style-name="P47"><text:span text:style-name="T116">&gt;</text:span>eval</text:p>
      <text:p text:style-name="P47">Enter expression to be evaluated or type "exit" to exit.</text:p>
      <text:p text:style-name="P47"><text:span text:style-name="T116">&gt;</text:span>88 * 9 - 5 % 4 / 2</text:p>
      <text:p text:style-name="P47">Result:</text:p>
      <text:p text:style-name="P47">791.50</text:p>
      <text:p text:style-name="P47"/>
      <text:list xml:id="list225332622547834" text:continue-numbering="true" text:style-name="Outline">
        <text:list-item>
          <text:list>
            <text:list-header>
              <text:h text:style-name="P136" text:outline-level="2" text:is-list-header="true"><text:bookmark-start text:name="__RefHeading___Toc3712_502943348 Copy 1 Copy 1 Copy 1 Copy 1 Copy 1"/><text:span text:style-name="T112">5.</text:span><text:span text:style-name="T118">5</text:span><text:tab/><text:span text:style-name="T115">Entering a</text:span><text:span text:style-name="T117">n expression </text:span><text:span text:style-name="T119">with </text:span><text:span text:style-name="T117">exponentiation in two ways</text:span><text:bookmark-end text:name="__RefHeading___Toc3712_502943348 Copy 1 Copy 1 Copy 1 Copy 1 Copy 1"/><text:span text:style-name="T21"/></text:h>
            </text:list-header>
          </text:list>
        </text:list-item>
      </text:list>
      <text:p text:style-name="P61"/>
      <text:p text:style-name="P50">Enter a command below, type "help" for help:</text:p>
      <text:p text:style-name="P50"><text:span text:style-name="T118">&gt;</text:span>eval</text:p>
      <text:p text:style-name="P50">Enter expression to be evaluated or type "exit" to exit.</text:p>
      <text:p text:style-name="P50"><text:span text:style-name="T118">&gt;</text:span>2 ^ 3</text:p>
      <text:p text:style-name="P50">Result:</text:p>
      <text:p text:style-name="P50">8.00</text:p>
      <text:p text:style-name="P50"/>
      <text:p text:style-name="P50">Enter a command below, type "help" for help:</text:p>
      <text:p text:style-name="P50"><text:span text:style-name="T118">&gt;</text:span>eval</text:p>
      <text:p text:style-name="P50">Enter expression to be evaluated or type "exit" to exit.</text:p>
      <text:p text:style-name="P50"><text:span text:style-name="T118">&gt;</text:span>2 ** 3</text:p>
      <text:p text:style-name="P50">Result:</text:p>
      <text:p text:style-name="P50">8.00</text:p>
      <text:p text:style-name="P71"/>
      <text:list xml:id="list225332911257197" text:continue-numbering="true" text:style-name="Outline">
        <text:list-item>
          <text:list>
            <text:list-header>
              <text:h text:style-name="P137" text:outline-level="2" text:is-list-header="true"><text:bookmark-start text:name="__RefHeading___Toc3712_502943348 Copy 1 Copy 1 Copy 1 Copy 1 Copy 1 Copy 1"/><text:span text:style-name="T112">5.</text:span><text:span text:style-name="T120">6</text:span><text:tab/><text:span text:style-name="T119">Using immediate evaluation</text:span><text:bookmark-end text:name="__RefHeading___Toc3712_502943348 Copy 1 Copy 1 Copy 1 Copy 1 Copy 1 Copy 1"/><text:span text:style-name="T21"/></text:h>
            </text:list-header>
          </text:list>
        </text:list-item>
      </text:list>
      <text:p text:style-name="P63"/>
      <text:p text:style-name="P51">Enter a command below, type "help" for help:</text:p>
      <text:p text:style-name="P51"><text:span text:style-name="T119">&gt; </text:span>eval 7 - 1 + 0</text:p>
      <text:p text:style-name="P51">Result:</text:p>
      <text:p text:style-name="P51">6.00</text:p>
      <text:p text:style-name="P71"/>
      <text:p text:style-name="P71"/>
      <text:p text:style-name="P71"/>
      <text:p text:style-name="P71"/>
      <text:p text:style-name="P71"/>
      <text:p text:style-name="P71"/>
      <text:list xml:id="list225331641557725" text:continue-numbering="true" text:style-name="Outline">
        <text:list-item>
          <text:list>
            <text:list-header>
              <text:h text:style-name="P138" text:outline-level="2" text:is-list-header="true"><text:bookmark-start text:name="__RefHeading___Toc3712_502943348 Copy 1 Copy 1 Copy 1 Copy 1 Copy 1 Copy 1 Copy 1"/><text:soft-page-break/><text:span text:style-name="T112">5.</text:span><text:span text:style-name="T121">7</text:span><text:tab/><text:span text:style-name="T120">Entering an expression with parenthetical grouping</text:span><text:bookmark-end text:name="__RefHeading___Toc3712_502943348 Copy 1 Copy 1 Copy 1 Copy 1 Copy 1 Copy 1 Copy 1"/><text:span text:style-name="T21"/></text:h>
            </text:list-header>
          </text:list>
        </text:list-item>
      </text:list>
      <text:p text:style-name="P57"/>
      <text:p text:style-name="P57">Enter a command below, type "help" for help:</text:p>
      <text:p text:style-name="P57"><text:span text:style-name="T122">&gt;</text:span>eval</text:p>
      <text:p text:style-name="P57">Enter expression to be evaluated or type "exit" to exit.</text:p>
      <text:p text:style-name="P57"><text:span text:style-name="T122">&gt;</text:span>(1 + 1) * (2 - (3 * (1 / 3)))</text:p>
      <text:p text:style-name="P57">Result:</text:p>
      <text:p text:style-name="P57">2.00</text:p>
      <text:p text:style-name="P57"/>
      <text:list xml:id="list225332616475647" text:continue-numbering="true" text:style-name="Outline">
        <text:list-item>
          <text:list>
            <text:list-header>
              <text:h text:style-name="P139" text:outline-level="2" text:is-list-header="true"><text:bookmark-start text:name="__RefHeading___Toc4972_502943348"/><text:span text:style-name="T124">5</text:span><text:span text:style-name="T112">.</text:span><text:span text:style-name="T124">8</text:span><text:tab/><text:span text:style-name="T124">Using implicit multiplication</text:span><text:bookmark-end text:name="__RefHeading___Toc4972_502943348"/><text:span text:style-name="T21"/></text:h>
            </text:list-header>
          </text:list>
        </text:list-item>
      </text:list>
      <text:p text:style-name="P57">Enter a command below, type "help" for help:</text:p>
      <text:p text:style-name="P57"><text:span text:style-name="T124">&gt;</text:span>eval</text:p>
      <text:p text:style-name="P57">Enter expression to be evaluated or type "exit" to exit.</text:p>
      <text:p text:style-name="P57"><text:span text:style-name="T124">&gt;</text:span>1 + 2(3 - 1)</text:p>
      <text:p text:style-name="P57">Result:</text:p>
      <text:p text:style-name="P57">5.00</text:p>
      <text:p text:style-name="P57"/>
      <text:list xml:id="list225331599471198" text:continue-numbering="true" text:style-name="Outline">
        <text:list-item>
          <text:list>
            <text:list-header>
              <text:h text:style-name="P140" text:outline-level="2" text:is-list-header="true"><text:bookmark-start text:name="__RefHeading___Toc4974_502943348"/><text:span text:style-name="T124">5</text:span><text:span text:style-name="T112">.</text:span><text:span text:style-name="T130">9</text:span><text:tab/><text:span text:style-name="T124">Using</text:span><text:span text:style-name="T130"> unary negation</text:span><text:bookmark-end text:name="__RefHeading___Toc4974_502943348"/><text:span text:style-name="T21"/></text:h>
            </text:list-header>
          </text:list>
        </text:list-item>
      </text:list>
      <text:p text:style-name="P58">Enter a command below, type "help" for help:</text:p>
      <text:p text:style-name="P58"><text:span text:style-name="T130">&gt;</text:span>eval</text:p>
      <text:p text:style-name="P58">Enter expression to be evaluated or type "exit" to exit.</text:p>
      <text:p text:style-name="P58"><text:span text:style-name="T130">&gt;</text:span>----3</text:p>
      <text:p text:style-name="P58">Result:</text:p>
      <text:p text:style-name="P58">3.00</text:p>
      <text:p text:style-name="P57"/>
      <text:p text:style-name="P57"/>
      <text:list xml:id="list225332819982941" text:continue-numbering="true" text:style-name="Outline">
        <text:list-item>
          <text:list>
            <text:list-header>
              <text:h text:style-name="P141" text:outline-level="2" text:is-list-header="true"><text:bookmark-start text:name="__RefHeading___Toc4976_502943348 Copy 1"/><text:span text:style-name="T124">5</text:span><text:span text:style-name="T112">.</text:span><text:span text:style-name="T132">1</text:span><text:span text:style-name="T156">1</text:span><text:tab/><text:span text:style-name="T156">Triggering scientific notation</text:span><text:bookmark-end text:name="__RefHeading___Toc4976_502943348 Copy 1"/><text:span text:style-name="T21"/></text:h>
            </text:list-header>
          </text:list>
        </text:list-item>
      </text:list>
      <text:p text:style-name="P56">Enter a command below, type "help" for help:</text:p>
      <text:p text:style-name="P56"><text:span text:style-name="T157">&gt; </text:span>eval 1 / (2 ** 13)</text:p>
      <text:p text:style-name="P56">Result:</text:p>
      <text:p text:style-name="P56"><text:span text:style-name="T157">&gt; </text:span>1.22e-04</text:p>
      <text:p text:style-name="P104"/>
      <text:list xml:id="list225332276771231" text:continue-numbering="true" text:style-name="Outline">
        <text:list-item>
          <text:list>
            <text:list-header>
              <text:h text:style-name="P139" text:outline-level="2" text:is-list-header="true"><text:bookmark-start text:name="__RefHeading___Toc4976_502943348"/><text:span text:style-name="T124">5</text:span><text:span text:style-name="T112">.</text:span><text:span text:style-name="T132">1</text:span><text:span text:style-name="T156">2</text:span><text:tab/><text:span text:style-name="T124">Accessing history</text:span><text:bookmark-end text:name="__RefHeading___Toc4976_502943348"/><text:span text:style-name="T21"/></text:h>
            </text:list-header>
          </text:list>
        </text:list-item>
      </text:list>
      <text:p text:style-name="P57">Enter a command below, type "help" for help:</text:p>
      <text:p text:style-name="P57"><text:span text:style-name="T131">&gt;</text:span>history</text:p>
      <text:p text:style-name="P57">Current history:</text:p>
      <text:p text:style-name="P57"><text:s text:c="8"/>1) 444 ** 2</text:p>
      <text:p text:style-name="P57"><text:s text:c="8"/>2) 1 % 6 * 2</text:p>
      <text:p text:style-name="P57"><text:s text:c="8"/>3) 1 + 3 - 0</text:p>
      <text:p text:style-name="P57"><text:s text:c="8"/>4) ----3</text:p>
      <text:p text:style-name="P57">Choose an option with corresponding number, or enter anything else to return to the main menu.</text:p>
      <text:p text:style-name="P57"><text:span text:style-name="T131">&gt;</text:span>1</text:p>
      <text:p text:style-name="P57">Expression:</text:p>
      <text:p text:style-name="P57">444 ** 2</text:p>
      <text:p text:style-name="P57">Result:</text:p>
      <text:p text:style-name="P57">197136.00</text:p>
      <text:p text:style-name="P16"/>
      <text:list xml:id="list225332975594435" text:continue-list="list225331580485271" text:style-name="WWNum2">
        <text:list-item>
          <text:h text:style-name="P109" text:outline-level="1"><text:bookmark-start text:name="__RefHeading___Toc4978_502943348"/><text:soft-page-break/>Glossary of terms<text:bookmark-start text:name="_Toc5431520"/><text:bookmark-end text:name="__RefHeading___Toc4978_502943348"/></text:h>
        </text:list-item>
      </text:list>
      <text:list xml:id="list225331418009433" text:continue-list="list225332276771231" text:style-name="Outline">
        <text:list-item>
          <text:list>
            <text:list-header>
              <text:h text:style-name="Heading_20_2" text:outline-level="2" text:is-list-header="true"><text:bookmark-start text:name="__RefHeading___Toc3718_502943348"/><text:span text:style-name="T134">6.1<text:tab/></text:span>Expression<text:bookmark-end text:name="__RefHeading___Toc3718_502943348"/><text:span text:style-name="T22"/></text:h>
            </text:list-header>
          </text:list>
        </text:list-item>
      </text:list>
      <text:p text:style-name="P64">A combination of <text:span text:style-name="T137">numbers and mathematical operators which can be evaluate</text:span><text:span text:style-name="T138">s to a single value when the operations of the operators are performed upon the numbers within the expression.</text:span><text:span text:style-name="T22"/></text:p>
      <text:p text:style-name="P64"/>
      <text:list xml:id="list225331476172552" text:continue-numbering="true" text:style-name="Outline">
        <text:list-item>
          <text:list>
            <text:list-header>
              <text:h text:style-name="P142" text:outline-level="2" text:is-list-header="true"><text:bookmark-start text:name="__RefHeading___Toc3718_502943348 Copy 1"/><text:span text:style-name="T134">6.2<text:tab/>Operator</text:span><text:bookmark-end text:name="__RefHeading___Toc3718_502943348 Copy 1"/><text:span text:style-name="T22"/></text:h>
            </text:list-header>
          </text:list>
        </text:list-item>
      </text:list>
      <text:p text:style-name="P65">A mathematical construct which<text:span text:style-name="T140"> can,</text:span><text:span text:style-name="T139"> in some way</text:span><text:span text:style-name="T140">, </text:span><text:span text:style-name="T139">modif</text:span><text:span text:style-name="T140">y a number or numbers</text:span><text:span text:style-name="T141">.</text:span><text:span text:style-name="T22"/></text:p>
      <text:p text:style-name="P65"/>
      <text:list xml:id="list225331509267670" text:continue-numbering="true" text:style-name="Outline">
        <text:list-item>
          <text:list>
            <text:list-header>
              <text:h text:style-name="P142" text:outline-level="2" text:is-list-header="true"><text:bookmark-start text:name="__RefHeading___Toc3718_502943348 Copy 2"/><text:span text:style-name="T134">6.3<text:tab/></text:span><text:span text:style-name="T135">Modulo</text:span><text:bookmark-end text:name="__RefHeading___Toc3718_502943348 Copy 2"/><text:span text:style-name="T22"/></text:h>
            </text:list-header>
          </text:list>
        </text:list-item>
      </text:list>
      <text:p text:style-name="P66">A mathematical operator<text:span text:style-name="T142">, represented here by %,</text:span> that returns the remainder of <text:span text:style-name="T142">a division operation between two numbers. For example:</text:span><text:span text:style-name="T22"/></text:p>
      <text:p text:style-name="P152">7 % 4 = 3<text:span text:style-name="T143">, as the result of 7 / 4 is 1 remainder 3.</text:span><text:span text:style-name="T22"/></text:p>
      <text:p text:style-name="P66"/>
      <text:list xml:id="list225331811973432" text:continue-numbering="true" text:style-name="Outline">
        <text:list-item>
          <text:list>
            <text:list-header>
              <text:h text:style-name="P143" text:outline-level="2" text:is-list-header="true"><text:bookmark-start text:name="__RefHeading___Toc3718_502943348 Copy 3"/><text:span text:style-name="T134">6.</text:span><text:span text:style-name="T136">4</text:span><text:span text:style-name="T134"><text:tab/></text:span><text:span text:style-name="T136">Unary/Binary</text:span><text:bookmark-end text:name="__RefHeading___Toc3718_502943348 Copy 3"/><text:span text:style-name="T22"/></text:h>
            </text:list-header>
          </text:list>
        </text:list-item>
      </text:list>
      <text:p text:style-name="P67">When referring to mathematical operators, references the amount of arguments that are taken. </text:p>
      <text:p text:style-name="P67"/>
      <text:p text:style-name="P67">A <text:span text:style-name="T4">unary</text:span> operator, such as when the - symbol is used for negation, takes only one argument. </text:p>
      <text:p text:style-name="P67">For example, the only argument to the leftmost - in this expression is -3:</text:p>
      <text:p text:style-name="P67">-(-3) = 3</text:p>
      <text:p text:style-name="P67"/>
      <text:p text:style-name="P68">A <text:span text:style-name="T4">binary operator</text:span><text:span text:style-name="T9"> takes two arguments -- usually one on the left and one on the right.</text:span></text:p>
      <text:p text:style-name="P40">For example, the + here takes 2 and 3 as arguments:</text:p>
      <text:p text:style-name="P40">2 + 3 = 5</text:p>
      <text:p text:style-name="P40"/>
      <text:list xml:id="list225331470897821" text:continue-numbering="true" text:style-name="Outline">
        <text:list-item>
          <text:list>
            <text:list-header>
              <text:h text:style-name="P144" text:outline-level="2" text:is-list-header="true"><text:bookmark-start text:name="__RefHeading___Toc3718_502943348 Copy 3 Copy 3"/><text:span text:style-name="T134">6.</text:span><text:span text:style-name="T136">4</text:span><text:span text:style-name="T134"><text:tab/></text:span><text:span text:style-name="T158">Scientific Notation</text:span><text:bookmark-end text:name="__RefHeading___Toc3718_502943348 Copy 3 Copy 3"/><text:span text:style-name="T22"/></text:h>
            </text:list-header>
          </text:list>
        </text:list-item>
      </text:list>
      <text:p text:style-name="P42">A way of displaying numbers<text:span text:style-name="T159"> well-suited for very small or large values.</text:span></text:p>
      <text:p text:style-name="P43">An example would be:</text:p>
      <text:p text:style-name="P43">1.34e4</text:p>
      <text:p text:style-name="P44">Which <text:span text:style-name="T161">is shorthand</text:span> for<text:span text:style-name="T161">:</text:span></text:p>
      <text:p text:style-name="P44">1.34 * (10 ^ 4)<text:span text:style-name="T160">.</text:span></text:p>
      <text:p text:style-name="Standard"/>
      <text:p text:style-name="Standard"/>
      <text:p text:style-name="P102"/>
      <text:list xml:id="list225331941087516" text:continue-list="list225332975594435" text:style-name="WWNum2">
        <text:list-item>
          <text:h text:style-name="P109" text:outline-level="1"><text:bookmark-start text:name="_Toc314978533"/><text:bookmark-start text:name="_Toc324843639"/><text:bookmark-start text:name="_Toc324851946"/><text:bookmark-start text:name="_Toc324915529"/><text:bookmark-start text:name="_Toc433104442"/><text:bookmark-start text:name="__RefHeading___Toc3720_502943348"/>FAQ <text:bookmark-end text:name="_Toc314978533"/><text:bookmark-end text:name="_Toc324843639"/><text:bookmark-end text:name="_Toc324851946"/><text:bookmark-end text:name="_Toc324915529"/><text:bookmark-end text:name="_Toc433104442"/><text:bookmark-end text:name="__RefHeading___Toc3720_502943348"/><text:bookmark-end text:name="_Toc5431520"/><text:span text:style-name="T6"/></text:h>
        </text:list-item>
      </text:list>
      <text:p text:style-name="Standard"/>
      <text:list xml:id="list225331007213096" text:continue-list="list225331470897821" text:style-name="Outline">
        <text:list-item>
          <text:list>
            <text:list-header>
              <text:h text:style-name="P145" text:outline-level="2" text:is-list-header="true"><text:bookmark-start text:name="__RefHeading___Toc3718_502943348 Copy 3 Copy 2"/><text:span text:style-name="T144">7.1</text:span><text:span text:style-name="T134"><text:tab/></text:span><text:span text:style-name="T144">Are decimal points accepted in input?</text:span><text:bookmark-end text:name="__RefHeading___Toc3718_502943348 Copy 3 Copy 2"/></text:h>
            </text:list-header>
          </text:list>
        </text:list-item>
      </text:list>
      <text:p text:style-name="P34">No<text:span text:style-name="T145">, as t</text:span>his was <text:span text:style-name="T145">not </text:span>in the requirements <text:span text:style-name="T145">for</text:span> this program.</text:p>
      <text:p text:style-name="P34"/>
      <text:list xml:id="list225331958197978" text:continue-numbering="true" text:style-name="Outline">
        <text:list-item>
          <text:list>
            <text:list-header>
              <text:h text:style-name="P146" text:outline-level="2" text:is-list-header="true"><text:bookmark-start text:name="__RefHeading___Toc3718_502943348 Copy 3 Copy 1 Copy 1"/><text:span text:style-name="T144">7.</text:span><text:span text:style-name="T146">2</text:span><text:span text:style-name="T134"><text:tab/></text:span><text:span text:style-name="T150">Why are some of my answers not exact</text:span><text:span text:style-name="T144">?</text:span><text:bookmark-end text:name="__RefHeading___Toc3718_502943348 Copy 3 Copy 1 Copy 1"/></text:h>
            </text:list-header>
          </text:list>
        </text:list-item>
      </text:list>
      <text:p text:style-name="P35">This is a limitation of floating point numbers, which is what this program uses to store numerical values.<text:span text:style-name="T151"> If you would like to learn more about floating point numbers, plenty of great </text:span><text:span text:style-name="T152">c</text:span><text:span text:style-name="T151">omputer </text:span><text:span text:style-name="T152">s</text:span><text:span text:style-name="T151">cience courses are offered at the University of Kansas. Alternatively, you can find a wealth of knowledge about </text:span><text:span text:style-name="T152">c</text:span><text:span text:style-name="T151">omputer </text:span><text:span text:style-name="T152">s</text:span><text:span text:style-name="T151">cience topics online, but you won't be able to get a degree and you might miss out on networking opportunities.</text:span></text:p>
      <text:p text:style-name="P35"/>
      <text:list xml:id="list225332015274487" text:continue-numbering="true" text:style-name="Outline">
        <text:list-item>
          <text:list>
            <text:list-header>
              <text:h text:style-name="P147" text:outline-level="2" text:is-list-header="true"><text:bookmark-start text:name="__RefHeading___Toc3718_502943348 Copy 3 Copy 1"/><text:span text:style-name="T144">7.</text:span><text:span text:style-name="T150">3</text:span><text:span text:style-name="T134"><text:tab/></text:span><text:span text:style-name="T146">How does modulo work with floating point numbers</text:span><text:span text:style-name="T144">?</text:span><text:bookmark-end text:name="__RefHeading___Toc3718_502943348 Copy 3 Copy 1"/></text:h>
            </text:list-header>
          </text:list>
        </text:list-item>
      </text:list>
      <text:p text:style-name="P105"><text:span text:style-name="T149">The numbers </text:span>are cast first to integers<text:span text:style-name="T147"> (not rounded) and then the modulo operation is performed on </text:span><text:span text:style-name="T148">integer values of the numbers.</text:span></text:p>
      <text:p text:style-name="P105"/>
      <text:list xml:id="list225331271240748" text:continue-numbering="true" text:style-name="Outline">
        <text:list-item>
          <text:list>
            <text:list-header>
              <text:h text:style-name="P148" text:outline-level="2" text:is-list-header="true"><text:bookmark-start text:name="__RefHeading___Toc3718_502943348 Copy 3 Copy 1 Copy 2"/><text:span text:style-name="T144">7.</text:span><text:span text:style-name="T162">4</text:span><text:span text:style-name="T134"><text:tab/></text:span><text:span text:style-name="T146">How does modulo work with floating point numbers</text:span><text:span text:style-name="T144">?</text:span><text:bookmark-end text:name="__RefHeading___Toc3718_502943348 Copy 3 Copy 1 Copy 2"/></text:h>
            </text:list-header>
          </text:list>
        </text:list-item>
      </text:list>
      <text:p text:style-name="P106"><text:span text:style-name="T149">The numbers </text:span>are cast first to integers<text:span text:style-name="T147"> (not rounded) and then the modulo operation is performed on </text:span><text:span text:style-name="T148">integer values of the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22:53:07.114000000</dc:date>
    <meta:editing-cycles>276</meta:editing-cycles>
    <dc:subject>&lt;Project Name&gt;</dc:subject>
    <dc:title>Test Case</dc:title>
    <meta:editing-duration>P2DT16H27M46S</meta:editing-duration>
    <meta:generator>LibreOffice/7.5.1.2$Windows_X86_64 LibreOffice_project/fcbaee479e84c6cd81291587d2ee68cba099e129</meta:generator>
    <meta:document-statistic meta:table-count="3" meta:image-count="0" meta:object-count="0" meta:page-count="15" meta:paragraph-count="346" meta:word-count="2316" meta:character-count="13725" meta:non-whitespace-character-count="11708"/>
    <meta:user-defined meta:name="AppVersion">15.0000</meta:user-defined>
    <meta:user-defined meta:name="Company">&lt;Company Name&gt;</meta:user-defined>
    <meta:template xlink:type="simple" xlink:actuate="onRequest" xlink:title="05-software-testing" xlink:href=""/>
  </office:meta>
</office:document-meta>
</file>